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sto" table:style-name="ta1">
        <table:shapes>
          <draw:frame draw:z-index="0" draw:style-name="gr1" draw:text-style-name="P1" svg:width="24.219cm" svg:height="13.668cm" svg:x="8.249cm" svg:y="0.107cm">
            <draw:object draw:notify-on-update-of-ranges="nosto.A1:nosto.A1 nosto.A2:nosto.A101 nosto.E1:nosto.E1 nosto.E2:nosto.E101 nosto.A1:nosto.A1 nosto.A2:nosto.A101 nosto.F1:nosto.F1 nosto.F2:nosto.F101 nosto.A1:nosto.A1 nosto.A2:nosto.A101 nosto.G1:nosto.G1 nosto.G2:nosto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828cm" svg:height="13.455cm" svg:x="8.417cm" svg:y="14.041cm">
            <draw:object draw:notify-on-update-of-ranges="nosto.A1:nosto.A1 nosto.A2:nosto.A101 nosto.S1:nosto.S1 nosto.S2:nosto.S101 nosto.A1:nosto.A1 nosto.A2:nosto.A101 nosto.T1:nosto.T1 nosto.T2:nosto.T101 nosto.A1:nosto.A1 nosto.A2:nosto.A101 nosto.U1:nosto.U1 nosto.U2:nosto.U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1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z</text:p>
          </table:table-cell>
          <table:table-cell table:number-columns-repeated="11"/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still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06" calcext:value-type="float">
            <text:p>1.06</text:p>
          </table:table-cell>
          <table:table-cell office:value-type="float" office:value="0.37" calcext:value-type="float">
            <text:p>0.37</text:p>
          </table:table-cell>
          <table:table-cell office:value-type="float" office:value="0.18" calcext:value-type="float">
            <text:p>0.18</text:p>
          </table:table-cell>
          <table:table-cell table:number-columns-repeated="11"/>
          <table:table-cell table:formula="of:=SUM([.E2:.G2])" office:value-type="float" office:value="1.61" calcext:value-type="float">
            <text:p>1.61</text:p>
          </table:table-cell>
          <table:table-cell table:formula="of:=AVERAGE([.E2:.G2])" office:value-type="float" office:value="0.536666666666667" calcext:value-type="float">
            <text:p>0.536666666666667</text:p>
          </table:table-cell>
          <table:table-cell table:formula="of:=[.E2]*[.F2]*[.G2]" office:value-type="float" office:value="0.070596" calcext:value-type="float">
            <text:p>0.070596</text:p>
          </table:table-cell>
          <table:table-cell/>
          <table:table-cell office:value-type="string" calcext:value-type="string">
            <text:p>MAX</text:p>
          </table:table-cell>
          <table:table-cell table:formula="of:=MAX([.S2:.S22])" office:value-type="float" office:value="3.91" calcext:value-type="float">
            <text:p>3.91</text:p>
          </table:table-cell>
          <table:table-cell table:formula="of:=MAX([.T2:.T22])" office:value-type="float" office:value="1.30333333333333" calcext:value-type="float">
            <text:p>1.30333333333333</text:p>
          </table:table-cell>
          <table:table-cell table:formula="of:=MAX([.U2:.U22])" office:value-type="float" office:value="1.961845" calcext:value-type="float">
            <text:p>1.961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table:number-columns-repeated="11"/>
          <table:table-cell table:formula="of:=SUM([.E3:.G3])" office:value-type="float" office:value="2.27" calcext:value-type="float">
            <text:p>2.27</text:p>
          </table:table-cell>
          <table:table-cell table:formula="of:=AVERAGE([.E3:.G3])" office:value-type="float" office:value="0.756666666666667" calcext:value-type="float">
            <text:p>0.756666666666667</text:p>
          </table:table-cell>
          <table:table-cell table:formula="of:=[.E3]*[.F3]*[.G3]" office:value-type="float" office:value="0.26208" calcext:value-type="float">
            <text:p>0.26208</text:p>
          </table:table-cell>
          <table:table-cell/>
          <table:table-cell office:value-type="string" calcext:value-type="string">
            <text:p>MIN</text:p>
          </table:table-cell>
          <table:table-cell table:formula="of:=MIN([.S2:.S22])" office:value-type="float" office:value="-0.0900000000000001" calcext:value-type="float">
            <text:p>-0.0900000000000001</text:p>
          </table:table-cell>
          <table:table-cell table:formula="of:=MIN([.T2:.T22])" office:value-type="float" office:value="-0.03" calcext:value-type="float">
            <text:p>-0.03</text:p>
          </table:table-cell>
          <table:table-cell table:formula="of:=MIN([.U2:.U22])" office:value-type="float" office:value="-0.937196" calcext:value-type="float">
            <text:p>-0.937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1.21" calcext:value-type="float">
            <text:p>1.21</text:p>
          </table:table-cell>
          <table:table-cell office:value-type="float" office:value="0.46" calcext:value-type="float">
            <text:p>0.46</text:p>
          </table:table-cell>
          <table:table-cell office:value-type="float" office:value="-0.28" calcext:value-type="float">
            <text:p>-0.28</text:p>
          </table:table-cell>
          <table:table-cell table:number-columns-repeated="11"/>
          <table:table-cell table:formula="of:=SUM([.E4:.G4])" office:value-type="float" office:value="1.39" calcext:value-type="float">
            <text:p>1.39</text:p>
          </table:table-cell>
          <table:table-cell table:formula="of:=AVERAGE([.E4:.G4])" office:value-type="float" office:value="0.463333333333333" calcext:value-type="float">
            <text:p>0.463333333333333</text:p>
          </table:table-cell>
          <table:table-cell table:formula="of:=[.E4]*[.F4]*[.G4]" office:value-type="float" office:value="-0.155848" calcext:value-type="float">
            <text:p>-0.15584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2.14" calcext:value-type="float">
            <text:p>2.14</text:p>
          </table:table-cell>
          <table:table-cell office:value-type="float" office:value="1.28" calcext:value-type="float">
            <text:p>1.28</text:p>
          </table:table-cell>
          <table:table-cell office:value-type="float" office:value="0.49" calcext:value-type="float">
            <text:p>0.49</text:p>
          </table:table-cell>
          <table:table-cell table:number-columns-repeated="11"/>
          <table:table-cell table:formula="of:=SUM([.E5:.G5])" office:value-type="float" office:value="3.91" calcext:value-type="float">
            <text:p>3.91</text:p>
          </table:table-cell>
          <table:table-cell table:formula="of:=AVERAGE([.E5:.G5])" office:value-type="float" office:value="1.30333333333333" calcext:value-type="float">
            <text:p>1.30333333333333</text:p>
          </table:table-cell>
          <table:table-cell table:formula="of:=[.E5]*[.F5]*[.G5]" office:value-type="float" office:value="1.342208" calcext:value-type="float">
            <text:p>1.342208</text:p>
          </table:table-cell>
          <table:table-cell/>
          <table:table-cell office:value-type="string" calcext:value-type="string">
            <text:p>raise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5" calcext:value-type="float">
            <text:p>1.5</text:p>
          </table:table-cell>
          <table:table-cell office:value-type="float" office:value="0.87" calcext:value-type="float">
            <text:p>0.87</text:p>
          </table:table-cell>
          <table:table-cell office:value-type="float" office:value="0.53" calcext:value-type="float">
            <text:p>0.53</text:p>
          </table:table-cell>
          <table:table-cell table:number-columns-repeated="11"/>
          <table:table-cell table:formula="of:=SUM([.E6:.G6])" office:value-type="float" office:value="2.9" calcext:value-type="float">
            <text:p>2.9</text:p>
          </table:table-cell>
          <table:table-cell table:formula="of:=AVERAGE([.E6:.G6])" office:value-type="float" office:value="0.966666666666667" calcext:value-type="float">
            <text:p>0.966666666666667</text:p>
          </table:table-cell>
          <table:table-cell table:formula="of:=[.E6]*[.F6]*[.G6]" office:value-type="float" office:value="0.69165" calcext:value-type="float">
            <text:p>0.69165</text:p>
          </table:table-cell>
          <table:table-cell/>
          <table:table-cell office:value-type="string" calcext:value-type="string">
            <text:p>MAX</text:p>
          </table:table-cell>
          <table:table-cell table:formula="of:=MAX([.S36:.S63])" office:value-type="float" office:value="34.5" calcext:value-type="float">
            <text:p>34.5</text:p>
          </table:table-cell>
          <table:table-cell table:formula="of:=MAX([.T36:.T63])" office:value-type="float" office:value="11.5" calcext:value-type="float">
            <text:p>11.5</text:p>
          </table:table-cell>
          <table:table-cell table:formula="of:=MAX([.U36:.U63])" office:value-type="float" office:value="6861.89763" calcext:value-type="float">
            <text:p>6861.89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7" calcext:value-type="float">
            <text:p>-0.97</text:p>
          </table:table-cell>
          <table:table-cell office:value-type="float" office:value="0.47" calcext:value-type="float">
            <text:p>0.47</text:p>
          </table:table-cell>
          <table:table-cell office:value-type="float" office:value="0.66" calcext:value-type="float">
            <text:p>0.66</text:p>
          </table:table-cell>
          <table:table-cell office:value-type="float" office:value="0.24" calcext:value-type="float">
            <text:p>0.24</text:p>
          </table:table-cell>
          <table:table-cell table:number-columns-repeated="11"/>
          <table:table-cell table:formula="of:=SUM([.E7:.G7])" office:value-type="float" office:value="1.37" calcext:value-type="float">
            <text:p>1.37</text:p>
          </table:table-cell>
          <table:table-cell table:formula="of:=AVERAGE([.E7:.G7])" office:value-type="float" office:value="0.456666666666667" calcext:value-type="float">
            <text:p>0.456666666666667</text:p>
          </table:table-cell>
          <table:table-cell table:formula="of:=[.E7]*[.F7]*[.G7]" office:value-type="float" office:value="0.074448" calcext:value-type="float">
            <text:p>0.074448</text:p>
          </table:table-cell>
          <table:table-cell/>
          <table:table-cell office:value-type="string" calcext:value-type="string">
            <text:p>MIN</text:p>
          </table:table-cell>
          <table:table-cell table:formula="of:=MIN([.S36:.S63])" office:value-type="float" office:value="-36.47" calcext:value-type="float">
            <text:p>-36.47</text:p>
          </table:table-cell>
          <table:table-cell table:formula="of:=MIN([.T36:.T63])" office:value-type="float" office:value="-12.1566666666667" calcext:value-type="float">
            <text:p>-12.1566666666667</text:p>
          </table:table-cell>
          <table:table-cell table:formula="of:=MIN([.U36:.U63])" office:value-type="float" office:value="-3903.53148" calcext:value-type="float">
            <text:p>-3903.531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17" calcext:value-type="float">
            <text:p>1.17</text:p>
          </table:table-cell>
          <table:table-cell office:value-type="float" office:value="1.08" calcext:value-type="float">
            <text:p>1.08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E8:.G8])" office:value-type="float" office:value="2.75" calcext:value-type="float">
            <text:p>2.75</text:p>
          </table:table-cell>
          <table:table-cell table:formula="of:=AVERAGE([.E8:.G8])" office:value-type="float" office:value="0.916666666666667" calcext:value-type="float">
            <text:p>0.916666666666667</text:p>
          </table:table-cell>
          <table:table-cell table:formula="of:=[.E8]*[.F8]*[.G8]" office:value-type="float" office:value="0.6318" calcext:value-type="float">
            <text:p>0.631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1.51" calcext:value-type="float">
            <text:p>1.51</text:p>
          </table:table-cell>
          <table:table-cell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table:number-columns-repeated="11"/>
          <table:table-cell table:formula="of:=SUM([.E9:.G9])" office:value-type="float" office:value="2.36" calcext:value-type="float">
            <text:p>2.36</text:p>
          </table:table-cell>
          <table:table-cell table:formula="of:=AVERAGE([.E9:.G9])" office:value-type="float" office:value="0.786666666666667" calcext:value-type="float">
            <text:p>0.786666666666667</text:p>
          </table:table-cell>
          <table:table-cell table:formula="of:=[.E9]*[.F9]*[.G9]" office:value-type="float" office:value="0.236466" calcext:value-type="float">
            <text:p>0.23646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22" calcext:value-type="float">
            <text:p>1.22</text:p>
          </table:table-cell>
          <table:table-cell office:value-type="float" office:value="1.08" calcext:value-type="float">
            <text:p>1.08</text:p>
          </table:table-cell>
          <table:table-cell office:value-type="float" office:value="0.44" calcext:value-type="float">
            <text:p>0.44</text:p>
          </table:table-cell>
          <table:table-cell table:number-columns-repeated="11"/>
          <table:table-cell table:formula="of:=SUM([.E10:.G10])" office:value-type="float" office:value="2.74" calcext:value-type="float">
            <text:p>2.74</text:p>
          </table:table-cell>
          <table:table-cell table:formula="of:=AVERAGE([.E10:.G10])" office:value-type="float" office:value="0.913333333333333" calcext:value-type="float">
            <text:p>0.913333333333333</text:p>
          </table:table-cell>
          <table:table-cell table:formula="of:=[.E10]*[.F10]*[.G10]" office:value-type="float" office:value="0.579744" calcext:value-type="float">
            <text:p>0.57974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11"/>
          <table:table-cell table:formula="of:=SUM([.E11:.G11])" office:value-type="float" office:value="3.03" calcext:value-type="float">
            <text:p>3.03</text:p>
          </table:table-cell>
          <table:table-cell table:formula="of:=AVERAGE([.E11:.G11])" office:value-type="float" office:value="1.01" calcext:value-type="float">
            <text:p>1.01</text:p>
          </table:table-cell>
          <table:table-cell table:formula="of:=[.E11]*[.F11]*[.G11]" office:value-type="float" office:value="0.652" calcext:value-type="float">
            <text:p>0.6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1.11" calcext:value-type="float">
            <text:p>1.11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table:number-columns-repeated="11"/>
          <table:table-cell table:formula="of:=SUM([.E12:.G12])" office:value-type="float" office:value="2.06" calcext:value-type="float">
            <text:p>2.06</text:p>
          </table:table-cell>
          <table:table-cell table:formula="of:=AVERAGE([.E12:.G12])" office:value-type="float" office:value="0.686666666666667" calcext:value-type="float">
            <text:p>0.686666666666667</text:p>
          </table:table-cell>
          <table:table-cell table:formula="of:=[.E12]*[.F12]*[.G12]" office:value-type="float" office:value="0.249084" calcext:value-type="float">
            <text:p>0.24908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  <table:table-cell office:value-type="float" office:value="-0.13" calcext:value-type="float">
            <text:p>-0.13</text:p>
          </table:table-cell>
          <table:table-cell table:number-columns-repeated="11"/>
          <table:table-cell table:formula="of:=SUM([.E13:.G13])" office:value-type="float" office:value="0.73" calcext:value-type="float">
            <text:p>0.73</text:p>
          </table:table-cell>
          <table:table-cell table:formula="of:=AVERAGE([.E13:.G13])" office:value-type="float" office:value="0.243333333333333" calcext:value-type="float">
            <text:p>0.243333333333333</text:p>
          </table:table-cell>
          <table:table-cell table:formula="of:=[.E13]*[.F13]*[.G13]" office:value-type="float" office:value="-0.001105" calcext:value-type="float">
            <text:p>-0.0011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-0.91" calcext:value-type="float">
            <text:p>-0.91</text:p>
          </table:table-cell>
          <table:table-cell office:value-type="float" office:value="1.05" calcext:value-type="float">
            <text:p>1.05</text:p>
          </table:table-cell>
          <table:table-cell office:value-type="float" office:value="0.19" calcext:value-type="float">
            <text:p>0.19</text:p>
          </table:table-cell>
          <table:table-cell table:number-columns-repeated="11"/>
          <table:table-cell table:formula="of:=SUM([.E14:.G14])" office:value-type="float" office:value="0.33" calcext:value-type="float">
            <text:p>0.33</text:p>
          </table:table-cell>
          <table:table-cell table:formula="of:=AVERAGE([.E14:.G14])" office:value-type="float" office:value="0.11" calcext:value-type="float">
            <text:p>0.11</text:p>
          </table:table-cell>
          <table:table-cell table:formula="of:=[.E14]*[.F14]*[.G14]" office:value-type="float" office:value="-0.181545" calcext:value-type="float">
            <text:p>-0.18154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6" calcext:value-type="float">
            <text:p>-0.96</text:p>
          </table:table-cell>
          <table:table-cell office:value-type="float" office:value="1.06" calcext:value-type="float">
            <text:p>1.06</text:p>
          </table:table-cell>
          <table:table-cell office:value-type="float" office:value="0.46" calcext:value-type="float">
            <text:p>0.46</text:p>
          </table:table-cell>
          <table:table-cell office:value-type="float" office:value="0.33" calcext:value-type="float">
            <text:p>0.33</text:p>
          </table:table-cell>
          <table:table-cell table:number-columns-repeated="11"/>
          <table:table-cell table:formula="of:=SUM([.E15:.G15])" office:value-type="float" office:value="1.85" calcext:value-type="float">
            <text:p>1.85</text:p>
          </table:table-cell>
          <table:table-cell table:formula="of:=AVERAGE([.E15:.G15])" office:value-type="float" office:value="0.616666666666667" calcext:value-type="float">
            <text:p>0.616666666666667</text:p>
          </table:table-cell>
          <table:table-cell table:formula="of:=[.E15]*[.F15]*[.G15]" office:value-type="float" office:value="0.160908" calcext:value-type="float">
            <text:p>0.16090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1.23" calcext:value-type="float">
            <text:p>1.23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table:number-columns-repeated="11"/>
          <table:table-cell table:formula="of:=SUM([.E16:.G16])" office:value-type="float" office:value="2.08" calcext:value-type="float">
            <text:p>2.08</text:p>
          </table:table-cell>
          <table:table-cell table:formula="of:=AVERAGE([.E16:.G16])" office:value-type="float" office:value="0.693333333333333" calcext:value-type="float">
            <text:p>0.693333333333333</text:p>
          </table:table-cell>
          <table:table-cell table:formula="of:=[.E16]*[.F16]*[.G16]" office:value-type="float" office:value="0.208608" calcext:value-type="float">
            <text:p>0.20860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1.93" calcext:value-type="float">
            <text:p>1.93</text:p>
          </table:table-cell>
          <table:table-cell office:value-type="float" office:value="-1.07" calcext:value-type="float">
            <text:p>-1.07</text:p>
          </table:table-cell>
          <table:table-cell office:value-type="float" office:value="-0.95" calcext:value-type="float">
            <text:p>-0.95</text:p>
          </table:table-cell>
          <table:table-cell table:number-columns-repeated="11"/>
          <table:table-cell table:formula="of:=SUM([.E17:.G17])" office:value-type="float" office:value="-0.0900000000000001" calcext:value-type="float">
            <text:p>-0.0900000000000001</text:p>
          </table:table-cell>
          <table:table-cell table:formula="of:=AVERAGE([.E17:.G17])" office:value-type="float" office:value="-0.03" calcext:value-type="float">
            <text:p>-0.03</text:p>
          </table:table-cell>
          <table:table-cell table:formula="of:=[.E17]*[.F17]*[.G17]" office:value-type="float" office:value="1.961845" calcext:value-type="float">
            <text:p>1.96184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0.99" calcext:value-type="float">
            <text:p>0.99</text:p>
          </table:table-cell>
          <table:table-cell office:value-type="float" office:value="1.31" calcext:value-type="float">
            <text:p>1.31</text:p>
          </table:table-cell>
          <table:table-cell office:value-type="float" office:value="0.11" calcext:value-type="float">
            <text:p>0.11</text:p>
          </table:table-cell>
          <table:table-cell table:number-columns-repeated="11"/>
          <table:table-cell table:formula="of:=SUM([.E18:.G18])" office:value-type="float" office:value="2.41" calcext:value-type="float">
            <text:p>2.41</text:p>
          </table:table-cell>
          <table:table-cell table:formula="of:=AVERAGE([.E18:.G18])" office:value-type="float" office:value="0.803333333333333" calcext:value-type="float">
            <text:p>0.803333333333333</text:p>
          </table:table-cell>
          <table:table-cell table:formula="of:=[.E18]*[.F18]*[.G18]" office:value-type="float" office:value="0.142659" calcext:value-type="float">
            <text:p>0.14265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2.69" calcext:value-type="float">
            <text:p>2.69</text:p>
          </table:table-cell>
          <table:table-cell office:value-type="float" office:value="-0.67" calcext:value-type="float">
            <text:p>-0.67</text:p>
          </table:table-cell>
          <table:table-cell office:value-type="float" office:value="0.52" calcext:value-type="float">
            <text:p>0.52</text:p>
          </table:table-cell>
          <table:table-cell table:number-columns-repeated="11"/>
          <table:table-cell table:formula="of:=SUM([.E19:.G19])" office:value-type="float" office:value="2.54" calcext:value-type="float">
            <text:p>2.54</text:p>
          </table:table-cell>
          <table:table-cell table:formula="of:=AVERAGE([.E19:.G19])" office:value-type="float" office:value="0.846666666666667" calcext:value-type="float">
            <text:p>0.846666666666667</text:p>
          </table:table-cell>
          <table:table-cell table:formula="of:=[.E19]*[.F19]*[.G19]" office:value-type="float" office:value="-0.937196" calcext:value-type="float">
            <text:p>-0.93719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2.37" calcext:value-type="float">
            <text:p>2.37</text:p>
          </table:table-cell>
          <table:table-cell office:value-type="float" office:value="-0.07" calcext:value-type="float">
            <text:p>-0.07</text:p>
          </table:table-cell>
          <table:table-cell office:value-type="float" office:value="0.43" calcext:value-type="float">
            <text:p>0.43</text:p>
          </table:table-cell>
          <table:table-cell table:number-columns-repeated="11"/>
          <table:table-cell table:formula="of:=SUM([.E20:.G20])" office:value-type="float" office:value="2.73" calcext:value-type="float">
            <text:p>2.73</text:p>
          </table:table-cell>
          <table:table-cell table:formula="of:=AVERAGE([.E20:.G20])" office:value-type="float" office:value="0.91" calcext:value-type="float">
            <text:p>0.91</text:p>
          </table:table-cell>
          <table:table-cell table:formula="of:=[.E20]*[.F20]*[.G20]" office:value-type="float" office:value="-0.071337" calcext:value-type="float">
            <text:p>-0.07133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1.53" calcext:value-type="float">
            <text:p>1.53</text:p>
          </table:table-cell>
          <table:table-cell office:value-type="float" office:value="1.34" calcext:value-type="float">
            <text:p>1.34</text:p>
          </table:table-cell>
          <table:table-cell office:value-type="float" office:value="0.52" calcext:value-type="float">
            <text:p>0.52</text:p>
          </table:table-cell>
          <table:table-cell table:number-columns-repeated="11"/>
          <table:table-cell table:formula="of:=SUM([.E21:.G21])" office:value-type="float" office:value="3.39" calcext:value-type="float">
            <text:p>3.39</text:p>
          </table:table-cell>
          <table:table-cell table:formula="of:=AVERAGE([.E21:.G21])" office:value-type="float" office:value="1.13" calcext:value-type="float">
            <text:p>1.13</text:p>
          </table:table-cell>
          <table:table-cell table:formula="of:=[.E21]*[.F21]*[.G21]" office:value-type="float" office:value="1.066104" calcext:value-type="float">
            <text:p>1.06610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table:number-columns-repeated="11"/>
          <table:table-cell table:formula="of:=SUM([.E22:.G22])" office:value-type="float" office:value="1.91" calcext:value-type="float">
            <text:p>1.91</text:p>
          </table:table-cell>
          <table:table-cell table:formula="of:=AVERAGE([.E22:.G22])" office:value-type="float" office:value="0.636666666666667" calcext:value-type="float">
            <text:p>0.636666666666667</text:p>
          </table:table-cell>
          <table:table-cell table:formula="of:=[.E22]*[.F22]*[.G22]" office:value-type="float" office:value="0.21756" calcext:value-type="float">
            <text:p>0.2175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number-columns-repeated="11"/>
          <table:table-cell table:formula="of:=SUM([.E23:.G23])" office:value-type="float" office:value="1.55" calcext:value-type="float">
            <text:p>1.55</text:p>
          </table:table-cell>
          <table:table-cell table:formula="of:=AVERAGE([.E23:.G23])" office:value-type="float" office:value="0.516666666666667" calcext:value-type="float">
            <text:p>0.516666666666667</text:p>
          </table:table-cell>
          <table:table-cell table:formula="of:=[.E23]*[.F23]*[.G23]" office:value-type="float" office:value="0.0714" calcext:value-type="float">
            <text:p>0.071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7" calcext:value-type="float">
            <text:p>-0.97</text:p>
          </table:table-cell>
          <table:table-cell office:value-type="float" office:value="1.48" calcext:value-type="float">
            <text:p>1.48</text:p>
          </table:table-cell>
          <table:table-cell office:value-type="float" office:value="-2.13" calcext:value-type="float">
            <text:p>-2.13</text:p>
          </table:table-cell>
          <table:table-cell office:value-type="float" office:value="0.49" calcext:value-type="float">
            <text:p>0.49</text:p>
          </table:table-cell>
          <table:table-cell table:number-columns-repeated="11"/>
          <table:table-cell table:formula="of:=SUM([.E24:.G24])" office:value-type="float" office:value="-0.16" calcext:value-type="float">
            <text:p>-0.16</text:p>
          </table:table-cell>
          <table:table-cell table:formula="of:=AVERAGE([.E24:.G24])" office:value-type="float" office:value="-0.0533333333333333" calcext:value-type="float">
            <text:p>-0.0533333333333333</text:p>
          </table:table-cell>
          <table:table-cell table:formula="of:=[.E24]*[.F24]*[.G24]" office:value-type="float" office:value="-1.544676" calcext:value-type="float">
            <text:p>-1.54467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-0.66" calcext:value-type="float">
            <text:p>-0.66</text:p>
          </table:table-cell>
          <table:table-cell office:value-type="float" office:value="1.11" calcext:value-type="float">
            <text:p>1.11</text:p>
          </table:table-cell>
          <table:table-cell office:value-type="float" office:value="0.53" calcext:value-type="float">
            <text:p>0.53</text:p>
          </table:table-cell>
          <table:table-cell table:number-columns-repeated="11"/>
          <table:table-cell table:formula="of:=SUM([.E25:.G25])" office:value-type="float" office:value="0.98" calcext:value-type="float">
            <text:p>0.98</text:p>
          </table:table-cell>
          <table:table-cell table:formula="of:=AVERAGE([.E25:.G25])" office:value-type="float" office:value="0.326666666666667" calcext:value-type="float">
            <text:p>0.326666666666667</text:p>
          </table:table-cell>
          <table:table-cell table:formula="of:=[.E25]*[.F25]*[.G25]" office:value-type="float" office:value="-0.388278" calcext:value-type="float">
            <text:p>-0.38827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0.41" calcext:value-type="float">
            <text:p>0.41</text:p>
          </table:table-cell>
          <table:table-cell office:value-type="float" office:value="-0.39" calcext:value-type="float">
            <text:p>-0.39</text:p>
          </table:table-cell>
          <table:table-cell office:value-type="float" office:value="0.34" calcext:value-type="float">
            <text:p>0.34</text:p>
          </table:table-cell>
          <table:table-cell table:number-columns-repeated="11"/>
          <table:table-cell table:formula="of:=SUM([.E26:.G26])" office:value-type="float" office:value="0.36" calcext:value-type="float">
            <text:p>0.36</text:p>
          </table:table-cell>
          <table:table-cell table:formula="of:=AVERAGE([.E26:.G26])" office:value-type="float" office:value="0.12" calcext:value-type="float">
            <text:p>0.12</text:p>
          </table:table-cell>
          <table:table-cell table:formula="of:=[.E26]*[.F26]*[.G26]" office:value-type="float" office:value="-0.054366" calcext:value-type="float">
            <text:p>-0.05436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98" calcext:value-type="float">
            <text:p>-0.98</text:p>
          </table:table-cell>
          <table:table-cell office:value-type="float" office:value="-0.75" calcext:value-type="float">
            <text:p>-0.75</text:p>
          </table:table-cell>
          <table:table-cell office:value-type="float" office:value="0.16" calcext:value-type="float">
            <text:p>0.16</text:p>
          </table:table-cell>
          <table:table-cell office:value-type="float" office:value="-6.3" calcext:value-type="float">
            <text:p>-6.3</text:p>
          </table:table-cell>
          <table:table-cell table:number-columns-repeated="11"/>
          <table:table-cell table:formula="of:=SUM([.E27:.G27])" office:value-type="float" office:value="-6.89" calcext:value-type="float">
            <text:p>-6.89</text:p>
          </table:table-cell>
          <table:table-cell table:formula="of:=AVERAGE([.E27:.G27])" office:value-type="float" office:value="-2.29666666666667" calcext:value-type="float">
            <text:p>-2.29666666666667</text:p>
          </table:table-cell>
          <table:table-cell table:formula="of:=[.E27]*[.F27]*[.G27]" office:value-type="float" office:value="0.756" calcext:value-type="float">
            <text:p>0.75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-0.97" calcext:value-type="float">
            <text:p>-0.97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-9.04" calcext:value-type="float">
            <text:p>-9.04</text:p>
          </table:table-cell>
          <table:table-cell table:number-columns-repeated="11"/>
          <table:table-cell table:formula="of:=SUM([.E28:.G28])" office:value-type="float" office:value="-8.83" calcext:value-type="float">
            <text:p>-8.83</text:p>
          </table:table-cell>
          <table:table-cell table:formula="of:=AVERAGE([.E28:.G28])" office:value-type="float" office:value="-2.94333333333333" calcext:value-type="float">
            <text:p>-2.94333333333333</text:p>
          </table:table-cell>
          <table:table-cell table:formula="of:=[.E28]*[.F28]*[.G28]" office:value-type="float" office:value="-0.01808" calcext:value-type="float">
            <text:p>-0.0180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1.37" calcext:value-type="float">
            <text:p>1.37</text:p>
          </table:table-cell>
          <table:table-cell office:value-type="float" office:value="0.79" calcext:value-type="float">
            <text:p>0.79</text:p>
          </table:table-cell>
          <table:table-cell office:value-type="float" office:value="4.67" calcext:value-type="float">
            <text:p>4.67</text:p>
          </table:table-cell>
          <table:table-cell table:number-columns-repeated="11"/>
          <table:table-cell table:formula="of:=SUM([.E29:.G29])" office:value-type="float" office:value="6.83" calcext:value-type="float">
            <text:p>6.83</text:p>
          </table:table-cell>
          <table:table-cell table:formula="of:=AVERAGE([.E29:.G29])" office:value-type="float" office:value="2.27666666666667" calcext:value-type="float">
            <text:p>2.27666666666667</text:p>
          </table:table-cell>
          <table:table-cell table:formula="of:=[.E29]*[.F29]*[.G29]" office:value-type="float" office:value="5.054341" calcext:value-type="float">
            <text:p>5.05434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0.32" calcext:value-type="float">
            <text:p>0.32</text:p>
          </table:table-cell>
          <table:table-cell office:value-type="float" office:value="2.18" calcext:value-type="float">
            <text:p>2.18</text:p>
          </table:table-cell>
          <table:table-cell office:value-type="float" office:value="2.53" calcext:value-type="float">
            <text:p>2.53</text:p>
          </table:table-cell>
          <table:table-cell table:number-columns-repeated="11"/>
          <table:table-cell table:formula="of:=SUM([.E30:.G30])" office:value-type="float" office:value="5.03" calcext:value-type="float">
            <text:p>5.03</text:p>
          </table:table-cell>
          <table:table-cell table:formula="of:=AVERAGE([.E30:.G30])" office:value-type="float" office:value="1.67666666666667" calcext:value-type="float">
            <text:p>1.67666666666667</text:p>
          </table:table-cell>
          <table:table-cell table:formula="of:=[.E30]*[.F30]*[.G30]" office:value-type="float" office:value="1.764928" calcext:value-type="float">
            <text:p>1.7649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9" calcext:value-type="float">
            <text:p>-0.99</text:p>
          </table:table-cell>
          <table:table-cell office:value-type="float" office:value="-0.34" calcext:value-type="float">
            <text:p>-0.34</text:p>
          </table:table-cell>
          <table:table-cell office:value-type="float" office:value="1.41" calcext:value-type="float">
            <text:p>1.41</text:p>
          </table:table-cell>
          <table:table-cell office:value-type="float" office:value="15.68" calcext:value-type="float">
            <text:p>15.68</text:p>
          </table:table-cell>
          <table:table-cell table:number-columns-repeated="11"/>
          <table:table-cell table:formula="of:=SUM([.E31:.G31])" office:value-type="float" office:value="16.75" calcext:value-type="float">
            <text:p>16.75</text:p>
          </table:table-cell>
          <table:table-cell table:formula="of:=AVERAGE([.E31:.G31])" office:value-type="float" office:value="5.58333333333333" calcext:value-type="float">
            <text:p>5.58333333333333</text:p>
          </table:table-cell>
          <table:table-cell table:formula="of:=[.E31]*[.F31]*[.G31]" office:value-type="float" office:value="-7.516992" calcext:value-type="float">
            <text:p>-7.51699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2.88" calcext:value-type="float">
            <text:p>2.88</text:p>
          </table:table-cell>
          <table:table-cell office:value-type="float" office:value="-1.16" calcext:value-type="float">
            <text:p>-1.16</text:p>
          </table:table-cell>
          <table:table-cell office:value-type="float" office:value="6.84" calcext:value-type="float">
            <text:p>6.84</text:p>
          </table:table-cell>
          <table:table-cell table:number-columns-repeated="11"/>
          <table:table-cell table:formula="of:=SUM([.E32:.G32])" office:value-type="float" office:value="8.56" calcext:value-type="float">
            <text:p>8.56</text:p>
          </table:table-cell>
          <table:table-cell table:formula="of:=AVERAGE([.E32:.G32])" office:value-type="float" office:value="2.85333333333333" calcext:value-type="float">
            <text:p>2.85333333333333</text:p>
          </table:table-cell>
          <table:table-cell table:formula="of:=[.E32]*[.F32]*[.G32]" office:value-type="float" office:value="-22.851072" calcext:value-type="float">
            <text:p>-22.85107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-0.67" calcext:value-type="float">
            <text:p>-0.67</text:p>
          </table:table-cell>
          <table:table-cell office:value-type="float" office:value="1.88" calcext:value-type="float">
            <text:p>1.88</text:p>
          </table:table-cell>
          <table:table-cell office:value-type="float" office:value="-0.9" calcext:value-type="float">
            <text:p>-0.9</text:p>
          </table:table-cell>
          <table:table-cell table:number-columns-repeated="11"/>
          <table:table-cell table:formula="of:=SUM([.E33:.G33])" office:value-type="float" office:value="0.31" calcext:value-type="float">
            <text:p>0.31</text:p>
          </table:table-cell>
          <table:table-cell table:formula="of:=AVERAGE([.E33:.G33])" office:value-type="float" office:value="0.103333333333333" calcext:value-type="float">
            <text:p>0.103333333333333</text:p>
          </table:table-cell>
          <table:table-cell table:formula="of:=[.E33]*[.F33]*[.G33]" office:value-type="float" office:value="1.13364" calcext:value-type="float">
            <text:p>1.1336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0.96" calcext:value-type="float">
            <text:p>-0.96</text:p>
          </table:table-cell>
          <table:table-cell office:value-type="float" office:value="1.09" calcext:value-type="float">
            <text:p>1.09</text:p>
          </table:table-cell>
          <table:table-cell office:value-type="float" office:value="0.57" calcext:value-type="float">
            <text:p>0.57</text:p>
          </table:table-cell>
          <table:table-cell office:value-type="float" office:value="4.64" calcext:value-type="float">
            <text:p>4.64</text:p>
          </table:table-cell>
          <table:table-cell table:number-columns-repeated="11"/>
          <table:table-cell table:formula="of:=SUM([.E34:.G34])" office:value-type="float" office:value="6.3" calcext:value-type="float">
            <text:p>6.3</text:p>
          </table:table-cell>
          <table:table-cell table:formula="of:=AVERAGE([.E34:.G34])" office:value-type="float" office:value="2.1" calcext:value-type="float">
            <text:p>2.1</text:p>
          </table:table-cell>
          <table:table-cell table:formula="of:=[.E34]*[.F34]*[.G34]" office:value-type="float" office:value="2.882832" calcext:value-type="float">
            <text:p>2.8828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0.97" calcext:value-type="float">
            <text:p>-0.97</text:p>
          </table:table-cell>
          <table:table-cell office:value-type="float" office:value="0.13" calcext:value-type="float">
            <text:p>0.13</text:p>
          </table:table-cell>
          <table:table-cell office:value-type="float" office:value="0.98" calcext:value-type="float">
            <text:p>0.98</text:p>
          </table:table-cell>
          <table:table-cell office:value-type="float" office:value="1.55" calcext:value-type="float">
            <text:p>1.55</text:p>
          </table:table-cell>
          <table:table-cell table:number-columns-repeated="11"/>
          <table:table-cell table:formula="of:=SUM([.E35:.G35])" office:value-type="float" office:value="2.66" calcext:value-type="float">
            <text:p>2.66</text:p>
          </table:table-cell>
          <table:table-cell table:formula="of:=AVERAGE([.E35:.G35])" office:value-type="float" office:value="0.886666666666667" calcext:value-type="float">
            <text:p>0.886666666666667</text:p>
          </table:table-cell>
          <table:table-cell table:formula="of:=[.E35]*[.F35]*[.G35]" office:value-type="float" office:value="0.19747" calcext:value-type="float">
            <text:p>0.1974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0.97" calcext:value-type="float">
            <text:p>-0.97</text:p>
          </table:table-cell>
          <table:table-cell office:value-type="float" office:value="0.97" calcext:value-type="float">
            <text:p>0.97</text:p>
          </table:table-cell>
          <table:table-cell office:value-type="float" office:value="1.4" calcext:value-type="float">
            <text:p>1.4</text:p>
          </table:table-cell>
          <table:table-cell office:value-type="float" office:value="16.63" calcext:value-type="float">
            <text:p>16.63</text:p>
          </table:table-cell>
          <table:table-cell table:number-columns-repeated="11"/>
          <table:table-cell table:formula="of:=SUM([.E36:.G36])" office:value-type="float" office:value="19" calcext:value-type="float">
            <text:p>19</text:p>
          </table:table-cell>
          <table:table-cell table:formula="of:=AVERAGE([.E36:.G36])" office:value-type="float" office:value="6.33333333333333" calcext:value-type="float">
            <text:p>6.33333333333333</text:p>
          </table:table-cell>
          <table:table-cell table:formula="of:=[.E36]*[.F36]*[.G36]" office:value-type="float" office:value="22.58354" calcext:value-type="float">
            <text:p>22.5835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5" calcext:value-type="float">
            <text:p>-0.05</text:p>
          </table:table-cell>
          <table:table-cell office:value-type="float" office:value="0.16" calcext:value-type="float">
            <text:p>0.16</text:p>
          </table:table-cell>
          <table:table-cell office:value-type="float" office:value="-1" calcext:value-type="float">
            <text:p>-1</text:p>
          </table:table-cell>
          <table:table-cell office:value-type="float" office:value="-6.42" calcext:value-type="float">
            <text:p>-6.42</text:p>
          </table:table-cell>
          <table:table-cell office:value-type="float" office:value="3.08" calcext:value-type="float">
            <text:p>3.08</text:p>
          </table:table-cell>
          <table:table-cell office:value-type="float" office:value="2.2" calcext:value-type="float">
            <text:p>2.2</text:p>
          </table:table-cell>
          <table:table-cell table:number-columns-repeated="11"/>
          <table:table-cell table:formula="of:=SUM([.E37:.G37])" office:value-type="float" office:value="-1.14" calcext:value-type="float">
            <text:p>-1.14</text:p>
          </table:table-cell>
          <table:table-cell table:formula="of:=AVERAGE([.E37:.G37])" office:value-type="float" office:value="-0.38" calcext:value-type="float">
            <text:p>-0.38</text:p>
          </table:table-cell>
          <table:table-cell table:formula="of:=[.E37]*[.F37]*[.G37]" office:value-type="float" office:value="-43.50192" calcext:value-type="float">
            <text:p>-43.5019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-1.13" calcext:value-type="float">
            <text:p>-1.13</text:p>
          </table:table-cell>
          <table:table-cell office:value-type="float" office:value="-27.08" calcext:value-type="float">
            <text:p>-27.08</text:p>
          </table:table-cell>
          <table:table-cell office:value-type="float" office:value="-8.26" calcext:value-type="float">
            <text:p>-8.26</text:p>
          </table:table-cell>
          <table:table-cell office:value-type="float" office:value="-1.09" calcext:value-type="float">
            <text:p>-1.09</text:p>
          </table:table-cell>
          <table:table-cell table:number-columns-repeated="11"/>
          <table:table-cell table:formula="of:=SUM([.E38:.G38])" office:value-type="float" office:value="-36.43" calcext:value-type="float">
            <text:p>-36.43</text:p>
          </table:table-cell>
          <table:table-cell table:formula="of:=AVERAGE([.E38:.G38])" office:value-type="float" office:value="-12.1433333333333" calcext:value-type="float">
            <text:p>-12.1433333333333</text:p>
          </table:table-cell>
          <table:table-cell table:formula="of:=[.E38]*[.F38]*[.G38]" office:value-type="float" office:value="-243.812072" calcext:value-type="float">
            <text:p>-243.81207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-1.11" calcext:value-type="float">
            <text:p>-1.11</text:p>
          </table:table-cell>
          <table:table-cell office:value-type="float" office:value="-2.69" calcext:value-type="float">
            <text:p>-2.69</text:p>
          </table:table-cell>
          <table:table-cell office:value-type="float" office:value="22.54" calcext:value-type="float">
            <text:p>22.54</text:p>
          </table:table-cell>
          <table:table-cell office:value-type="float" office:value="14.65" calcext:value-type="float">
            <text:p>14.65</text:p>
          </table:table-cell>
          <table:table-cell table:number-columns-repeated="11"/>
          <table:table-cell table:formula="of:=SUM([.E39:.G39])" office:value-type="float" office:value="34.5" calcext:value-type="float">
            <text:p>34.5</text:p>
          </table:table-cell>
          <table:table-cell table:formula="of:=AVERAGE([.E39:.G39])" office:value-type="float" office:value="11.5" calcext:value-type="float">
            <text:p>11.5</text:p>
          </table:table-cell>
          <table:table-cell table:formula="of:=[.E39]*[.F39]*[.G39]" office:value-type="float" office:value="-888.26759" calcext:value-type="float">
            <text:p>-888.2675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-1.11" calcext:value-type="float">
            <text:p>-1.11</text:p>
          </table:table-cell>
          <table:table-cell office:value-type="float" office:value="-5.81" calcext:value-type="float">
            <text:p>-5.81</text:p>
          </table:table-cell>
          <table:table-cell office:value-type="float" office:value="11.41" calcext:value-type="float">
            <text:p>11.41</text:p>
          </table:table-cell>
          <table:table-cell office:value-type="float" office:value="15.08" calcext:value-type="float">
            <text:p>15.08</text:p>
          </table:table-cell>
          <table:table-cell table:number-columns-repeated="11"/>
          <table:table-cell table:formula="of:=SUM([.E40:.G40])" office:value-type="float" office:value="20.68" calcext:value-type="float">
            <text:p>20.68</text:p>
          </table:table-cell>
          <table:table-cell table:formula="of:=AVERAGE([.E40:.G40])" office:value-type="float" office:value="6.89333333333333" calcext:value-type="float">
            <text:p>6.89333333333333</text:p>
          </table:table-cell>
          <table:table-cell table:formula="of:=[.E40]*[.F40]*[.G40]" office:value-type="float" office:value="-999.684868" calcext:value-type="float">
            <text:p>-999.68486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-1.09" calcext:value-type="float">
            <text:p>-1.09</text:p>
          </table:table-cell>
          <table:table-cell office:value-type="float" office:value="-11.25" calcext:value-type="float">
            <text:p>-11.25</text:p>
          </table:table-cell>
          <table:table-cell office:value-type="float" office:value="19.65" calcext:value-type="float">
            <text:p>19.65</text:p>
          </table:table-cell>
          <table:table-cell office:value-type="float" office:value="12.16" calcext:value-type="float">
            <text:p>12.16</text:p>
          </table:table-cell>
          <table:table-cell table:number-columns-repeated="11"/>
          <table:table-cell table:formula="of:=SUM([.E41:.G41])" office:value-type="float" office:value="20.56" calcext:value-type="float">
            <text:p>20.56</text:p>
          </table:table-cell>
          <table:table-cell table:formula="of:=AVERAGE([.E41:.G41])" office:value-type="float" office:value="6.85333333333333" calcext:value-type="float">
            <text:p>6.85333333333333</text:p>
          </table:table-cell>
          <table:table-cell table:formula="of:=[.E41]*[.F41]*[.G41]" office:value-type="float" office:value="-2688.12" calcext:value-type="float">
            <text:p>-2688.1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-0.95" calcext:value-type="float">
            <text:p>-0.95</text:p>
          </table:table-cell>
          <table:table-cell office:value-type="float" office:value="-16.86" calcext:value-type="float">
            <text:p>-16.86</text:p>
          </table:table-cell>
          <table:table-cell office:value-type="float" office:value="18.85" calcext:value-type="float">
            <text:p>18.85</text:p>
          </table:table-cell>
          <table:table-cell office:value-type="float" office:value="8.29" calcext:value-type="float">
            <text:p>8.29</text:p>
          </table:table-cell>
          <table:table-cell table:number-columns-repeated="11"/>
          <table:table-cell table:formula="of:=SUM([.E42:.G42])" office:value-type="float" office:value="10.28" calcext:value-type="float">
            <text:p>10.28</text:p>
          </table:table-cell>
          <table:table-cell table:formula="of:=AVERAGE([.E42:.G42])" office:value-type="float" office:value="3.42666666666667" calcext:value-type="float">
            <text:p>3.42666666666667</text:p>
          </table:table-cell>
          <table:table-cell table:formula="of:=[.E42]*[.F42]*[.G42]" office:value-type="float" office:value="-2634.65319" calcext:value-type="float">
            <text:p>-2634.6531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-0.93" calcext:value-type="float">
            <text:p>-0.93</text:p>
          </table:table-cell>
          <table:table-cell office:value-type="float" office:value="-24.15" calcext:value-type="float">
            <text:p>-24.15</text:p>
          </table:table-cell>
          <table:table-cell office:value-type="float" office:value="0.53" calcext:value-type="float">
            <text:p>0.53</text:p>
          </table:table-cell>
          <table:table-cell office:value-type="float" office:value="4.31" calcext:value-type="float">
            <text:p>4.31</text:p>
          </table:table-cell>
          <table:table-cell table:number-columns-repeated="11"/>
          <table:table-cell table:formula="of:=SUM([.E43:.G43])" office:value-type="float" office:value="-19.31" calcext:value-type="float">
            <text:p>-19.31</text:p>
          </table:table-cell>
          <table:table-cell table:formula="of:=AVERAGE([.E43:.G43])" office:value-type="float" office:value="-6.43666666666667" calcext:value-type="float">
            <text:p>-6.43666666666667</text:p>
          </table:table-cell>
          <table:table-cell table:formula="of:=[.E43]*[.F43]*[.G43]" office:value-type="float" office:value="-55.165845" calcext:value-type="float">
            <text:p>-55.16584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-0.88" calcext:value-type="float">
            <text:p>-0.88</text:p>
          </table:table-cell>
          <table:table-cell office:value-type="float" office:value="-14.46" calcext:value-type="float">
            <text:p>-14.46</text:p>
          </table:table-cell>
          <table:table-cell office:value-type="float" office:value="21.99" calcext:value-type="float">
            <text:p>21.99</text:p>
          </table:table-cell>
          <table:table-cell office:value-type="float" office:value="8.29" calcext:value-type="float">
            <text:p>8.29</text:p>
          </table:table-cell>
          <table:table-cell table:number-columns-repeated="11"/>
          <table:table-cell table:formula="of:=SUM([.E44:.G44])" office:value-type="float" office:value="15.82" calcext:value-type="float">
            <text:p>15.82</text:p>
          </table:table-cell>
          <table:table-cell table:formula="of:=AVERAGE([.E44:.G44])" office:value-type="float" office:value="5.27333333333333" calcext:value-type="float">
            <text:p>5.27333333333333</text:p>
          </table:table-cell>
          <table:table-cell table:formula="of:=[.E44]*[.F44]*[.G44]" office:value-type="float" office:value="-2636.016066" calcext:value-type="float">
            <text:p>-2636.01606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office:value-type="float" office:value="-0.88" calcext:value-type="float">
            <text:p>-0.88</text:p>
          </table:table-cell>
          <table:table-cell office:value-type="float" office:value="-19.91" calcext:value-type="float">
            <text:p>-19.91</text:p>
          </table:table-cell>
          <table:table-cell office:value-type="float" office:value="6.16" calcext:value-type="float">
            <text:p>6.16</text:p>
          </table:table-cell>
          <table:table-cell office:value-type="float" office:value="10.06" calcext:value-type="float">
            <text:p>10.06</text:p>
          </table:table-cell>
          <table:table-cell table:number-columns-repeated="11"/>
          <table:table-cell table:formula="of:=SUM([.E45:.G45])" office:value-type="float" office:value="-3.69" calcext:value-type="float">
            <text:p>-3.69</text:p>
          </table:table-cell>
          <table:table-cell table:formula="of:=AVERAGE([.E45:.G45])" office:value-type="float" office:value="-1.23" calcext:value-type="float">
            <text:p>-1.23</text:p>
          </table:table-cell>
          <table:table-cell table:formula="of:=[.E45]*[.F45]*[.G45]" office:value-type="float" office:value="-1233.814736" calcext:value-type="float">
            <text:p>-1233.81473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-0.94" calcext:value-type="float">
            <text:p>-0.94</text:p>
          </table:table-cell>
          <table:table-cell office:value-type="float" office:value="-19.24" calcext:value-type="float">
            <text:p>-19.24</text:p>
          </table:table-cell>
          <table:table-cell office:value-type="float" office:value="7.14" calcext:value-type="float">
            <text:p>7.14</text:p>
          </table:table-cell>
          <table:table-cell office:value-type="float" office:value="0.88" calcext:value-type="float">
            <text:p>0.88</text:p>
          </table:table-cell>
          <table:table-cell table:number-columns-repeated="11"/>
          <table:table-cell table:formula="of:=SUM([.E46:.G46])" office:value-type="float" office:value="-11.22" calcext:value-type="float">
            <text:p>-11.22</text:p>
          </table:table-cell>
          <table:table-cell table:formula="of:=AVERAGE([.E46:.G46])" office:value-type="float" office:value="-3.74" calcext:value-type="float">
            <text:p>-3.74</text:p>
          </table:table-cell>
          <table:table-cell table:formula="of:=[.E46]*[.F46]*[.G46]" office:value-type="float" office:value="-120.888768" calcext:value-type="float">
            <text:p>-120.88876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-0.81" calcext:value-type="float">
            <text:p>-0.81</text:p>
          </table:table-cell>
          <table:table-cell office:value-type="float" office:value="-15.51" calcext:value-type="float">
            <text:p>-15.51</text:p>
          </table:table-cell>
          <table:table-cell office:value-type="float" office:value="10.24" calcext:value-type="float">
            <text:p>10.24</text:p>
          </table:table-cell>
          <table:table-cell office:value-type="float" office:value="2.56" calcext:value-type="float">
            <text:p>2.56</text:p>
          </table:table-cell>
          <table:table-cell table:number-columns-repeated="11"/>
          <table:table-cell table:formula="of:=SUM([.E47:.G47])" office:value-type="float" office:value="-2.71" calcext:value-type="float">
            <text:p>-2.71</text:p>
          </table:table-cell>
          <table:table-cell table:formula="of:=AVERAGE([.E47:.G47])" office:value-type="float" office:value="-0.903333333333333" calcext:value-type="float">
            <text:p>-0.903333333333333</text:p>
          </table:table-cell>
          <table:table-cell table:formula="of:=[.E47]*[.F47]*[.G47]" office:value-type="float" office:value="-406.585344" calcext:value-type="float">
            <text:p>-406.58534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-0.8" calcext:value-type="float">
            <text:p>-0.8</text:p>
          </table:table-cell>
          <table:table-cell office:value-type="float" office:value="-7.42" calcext:value-type="float">
            <text:p>-7.42</text:p>
          </table:table-cell>
          <table:table-cell office:value-type="float" office:value="4.88" calcext:value-type="float">
            <text:p>4.88</text:p>
          </table:table-cell>
          <table:table-cell office:value-type="float" office:value="6.81" calcext:value-type="float">
            <text:p>6.81</text:p>
          </table:table-cell>
          <table:table-cell table:number-columns-repeated="11"/>
          <table:table-cell table:formula="of:=SUM([.E48:.G48])" office:value-type="float" office:value="4.27" calcext:value-type="float">
            <text:p>4.27</text:p>
          </table:table-cell>
          <table:table-cell table:formula="of:=AVERAGE([.E48:.G48])" office:value-type="float" office:value="1.42333333333333" calcext:value-type="float">
            <text:p>1.42333333333333</text:p>
          </table:table-cell>
          <table:table-cell table:formula="of:=[.E48]*[.F48]*[.G48]" office:value-type="float" office:value="-246.587376" calcext:value-type="float">
            <text:p>-246.58737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-0.84" calcext:value-type="float">
            <text:p>-0.84</text:p>
          </table:table-cell>
          <table:table-cell office:value-type="float" office:value="2.05" calcext:value-type="float">
            <text:p>2.05</text:p>
          </table:table-cell>
          <table:table-cell office:value-type="float" office:value="-1.86" calcext:value-type="float">
            <text:p>-1.86</text:p>
          </table:table-cell>
          <table:table-cell office:value-type="float" office:value="0.4" calcext:value-type="float">
            <text:p>0.4</text:p>
          </table:table-cell>
          <table:table-cell table:number-columns-repeated="11"/>
          <table:table-cell table:formula="of:=SUM([.E49:.G49])" office:value-type="float" office:value="0.59" calcext:value-type="float">
            <text:p>0.59</text:p>
          </table:table-cell>
          <table:table-cell table:formula="of:=AVERAGE([.E49:.G49])" office:value-type="float" office:value="0.196666666666667" calcext:value-type="float">
            <text:p>0.196666666666667</text:p>
          </table:table-cell>
          <table:table-cell table:formula="of:=[.E49]*[.F49]*[.G49]" office:value-type="float" office:value="-1.5252" calcext:value-type="float">
            <text:p>-1.525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-0.81" calcext:value-type="float">
            <text:p>-0.81</text:p>
          </table:table-cell>
          <table:table-cell office:value-type="float" office:value="14.5" calcext:value-type="float">
            <text:p>14.5</text:p>
          </table:table-cell>
          <table:table-cell office:value-type="float" office:value="5.02" calcext:value-type="float">
            <text:p>5.02</text:p>
          </table:table-cell>
          <table:table-cell office:value-type="float" office:value="4.18" calcext:value-type="float">
            <text:p>4.18</text:p>
          </table:table-cell>
          <table:table-cell table:number-columns-repeated="11"/>
          <table:table-cell table:formula="of:=SUM([.E50:.G50])" office:value-type="float" office:value="23.7" calcext:value-type="float">
            <text:p>23.7</text:p>
          </table:table-cell>
          <table:table-cell table:formula="of:=AVERAGE([.E50:.G50])" office:value-type="float" office:value="7.9" calcext:value-type="float">
            <text:p>7.9</text:p>
          </table:table-cell>
          <table:table-cell table:formula="of:=[.E50]*[.F50]*[.G50]" office:value-type="float" office:value="304.2622" calcext:value-type="float">
            <text:p>304.262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-0.77" calcext:value-type="float">
            <text:p>-0.77</text:p>
          </table:table-cell>
          <table:table-cell office:value-type="float" office:value="14.14" calcext:value-type="float">
            <text:p>14.14</text:p>
          </table:table-cell>
          <table:table-cell office:value-type="float" office:value="-8.39" calcext:value-type="float">
            <text:p>-8.39</text:p>
          </table:table-cell>
          <table:table-cell office:value-type="float" office:value="-10" calcext:value-type="float">
            <text:p>-10</text:p>
          </table:table-cell>
          <table:table-cell table:number-columns-repeated="11"/>
          <table:table-cell table:formula="of:=SUM([.E51:.G51])" office:value-type="float" office:value="-4.25" calcext:value-type="float">
            <text:p>-4.25</text:p>
          </table:table-cell>
          <table:table-cell table:formula="of:=AVERAGE([.E51:.G51])" office:value-type="float" office:value="-1.41666666666667" calcext:value-type="float">
            <text:p>-1.41666666666667</text:p>
          </table:table-cell>
          <table:table-cell table:formula="of:=[.E51]*[.F51]*[.G51]" office:value-type="float" office:value="1186.346" calcext:value-type="float">
            <text:p>1186.34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93" calcext:value-type="float">
            <text:p>-0.93</text:p>
          </table:table-cell>
          <table:table-cell office:value-type="float" office:value="26.41" calcext:value-type="float">
            <text:p>26.41</text:p>
          </table:table-cell>
          <table:table-cell office:value-type="float" office:value="-21.38" calcext:value-type="float">
            <text:p>-21.38</text:p>
          </table:table-cell>
          <table:table-cell office:value-type="float" office:value="-9.21" calcext:value-type="float">
            <text:p>-9.21</text:p>
          </table:table-cell>
          <table:table-cell table:number-columns-repeated="11"/>
          <table:table-cell table:formula="of:=SUM([.E52:.G52])" office:value-type="float" office:value="-4.18" calcext:value-type="float">
            <text:p>-4.18</text:p>
          </table:table-cell>
          <table:table-cell table:formula="of:=AVERAGE([.E52:.G52])" office:value-type="float" office:value="-1.39333333333333" calcext:value-type="float">
            <text:p>-1.39333333333333</text:p>
          </table:table-cell>
          <table:table-cell table:formula="of:=[.E52]*[.F52]*[.G52]" office:value-type="float" office:value="5200.387818" calcext:value-type="float">
            <text:p>5200.38781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-0.95" calcext:value-type="float">
            <text:p>-0.95</text:p>
          </table:table-cell>
          <table:table-cell office:value-type="float" office:value="29.7" calcext:value-type="float">
            <text:p>29.7</text:p>
          </table:table-cell>
          <table:table-cell office:value-type="float" office:value="-11.79" calcext:value-type="float">
            <text:p>-11.79</text:p>
          </table:table-cell>
          <table:table-cell office:value-type="float" office:value="-4.49" calcext:value-type="float">
            <text:p>-4.49</text:p>
          </table:table-cell>
          <table:table-cell table:number-columns-repeated="11"/>
          <table:table-cell table:formula="of:=SUM([.E53:.G53])" office:value-type="float" office:value="13.42" calcext:value-type="float">
            <text:p>13.42</text:p>
          </table:table-cell>
          <table:table-cell table:formula="of:=AVERAGE([.E53:.G53])" office:value-type="float" office:value="4.47333333333333" calcext:value-type="float">
            <text:p>4.47333333333333</text:p>
          </table:table-cell>
          <table:table-cell table:formula="of:=[.E53]*[.F53]*[.G53]" office:value-type="float" office:value="1572.23187" calcext:value-type="float">
            <text:p>1572.23187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0.98" calcext:value-type="float">
            <text:p>-0.98</text:p>
          </table:table-cell>
          <table:table-cell office:value-type="float" office:value="30.85" calcext:value-type="float">
            <text:p>30.85</text:p>
          </table:table-cell>
          <table:table-cell office:value-type="float" office:value="-22.86" calcext:value-type="float">
            <text:p>-22.86</text:p>
          </table:table-cell>
          <table:table-cell office:value-type="float" office:value="-9.73" calcext:value-type="float">
            <text:p>-9.73</text:p>
          </table:table-cell>
          <table:table-cell table:number-columns-repeated="11"/>
          <table:table-cell table:formula="of:=SUM([.E54:.G54])" office:value-type="float" office:value="-1.74" calcext:value-type="float">
            <text:p>-1.74</text:p>
          </table:table-cell>
          <table:table-cell table:formula="of:=AVERAGE([.E54:.G54])" office:value-type="float" office:value="-0.58" calcext:value-type="float">
            <text:p>-0.58</text:p>
          </table:table-cell>
          <table:table-cell table:formula="of:=[.E54]*[.F54]*[.G54]" office:value-type="float" office:value="6861.89763" calcext:value-type="float">
            <text:p>6861.8976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1.02" calcext:value-type="float">
            <text:p>-1.02</text:p>
          </table:table-cell>
          <table:table-cell office:value-type="float" office:value="28.4" calcext:value-type="float">
            <text:p>28.4</text:p>
          </table:table-cell>
          <table:table-cell office:value-type="float" office:value="-12.31" calcext:value-type="float">
            <text:p>-12.31</text:p>
          </table:table-cell>
          <table:table-cell office:value-type="float" office:value="-9" calcext:value-type="float">
            <text:p>-9</text:p>
          </table:table-cell>
          <table:table-cell table:number-columns-repeated="11"/>
          <table:table-cell table:formula="of:=SUM([.E55:.G55])" office:value-type="float" office:value="7.09" calcext:value-type="float">
            <text:p>7.09</text:p>
          </table:table-cell>
          <table:table-cell table:formula="of:=AVERAGE([.E55:.G55])" office:value-type="float" office:value="2.36333333333333" calcext:value-type="float">
            <text:p>2.36333333333333</text:p>
          </table:table-cell>
          <table:table-cell table:formula="of:=[.E55]*[.F55]*[.G55]" office:value-type="float" office:value="3146.436" calcext:value-type="float">
            <text:p>3146.436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0.99" calcext:value-type="float">
            <text:p>-0.99</text:p>
          </table:table-cell>
          <table:table-cell office:value-type="float" office:value="22.75" calcext:value-type="float">
            <text:p>22.75</text:p>
          </table:table-cell>
          <table:table-cell office:value-type="float" office:value="-2.77" calcext:value-type="float">
            <text:p>-2.77</text:p>
          </table:table-cell>
          <table:table-cell office:value-type="float" office:value="-5.77" calcext:value-type="float">
            <text:p>-5.77</text:p>
          </table:table-cell>
          <table:table-cell table:number-columns-repeated="11"/>
          <table:table-cell table:formula="of:=SUM([.E56:.G56])" office:value-type="float" office:value="14.21" calcext:value-type="float">
            <text:p>14.21</text:p>
          </table:table-cell>
          <table:table-cell table:formula="of:=AVERAGE([.E56:.G56])" office:value-type="float" office:value="4.73666666666667" calcext:value-type="float">
            <text:p>4.73666666666667</text:p>
          </table:table-cell>
          <table:table-cell table:formula="of:=[.E56]*[.F56]*[.G56]" office:value-type="float" office:value="363.610975" calcext:value-type="float">
            <text:p>363.61097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5" calcext:value-type="float">
            <text:p>-0.95</text:p>
          </table:table-cell>
          <table:table-cell office:value-type="float" office:value="10.96" calcext:value-type="float">
            <text:p>10.96</text:p>
          </table:table-cell>
          <table:table-cell office:value-type="float" office:value="-11.07" calcext:value-type="float">
            <text:p>-11.07</text:p>
          </table:table-cell>
          <table:table-cell office:value-type="float" office:value="-9.79" calcext:value-type="float">
            <text:p>-9.79</text:p>
          </table:table-cell>
          <table:table-cell table:number-columns-repeated="11"/>
          <table:table-cell table:formula="of:=SUM([.E57:.G57])" office:value-type="float" office:value="-9.9" calcext:value-type="float">
            <text:p>-9.9</text:p>
          </table:table-cell>
          <table:table-cell table:formula="of:=AVERAGE([.E57:.G57])" office:value-type="float" office:value="-3.3" calcext:value-type="float">
            <text:p>-3.3</text:p>
          </table:table-cell>
          <table:table-cell table:formula="of:=[.E57]*[.F57]*[.G57]" office:value-type="float" office:value="1187.793288" calcext:value-type="float">
            <text:p>1187.79328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-1.09" calcext:value-type="float">
            <text:p>-1.09</text:p>
          </table:table-cell>
          <table:table-cell office:value-type="float" office:value="1.07" calcext:value-type="float">
            <text:p>1.07</text:p>
          </table:table-cell>
          <table:table-cell office:value-type="float" office:value="-10.12" calcext:value-type="float">
            <text:p>-10.12</text:p>
          </table:table-cell>
          <table:table-cell office:value-type="float" office:value="-25.65" calcext:value-type="float">
            <text:p>-25.65</text:p>
          </table:table-cell>
          <table:table-cell table:number-columns-repeated="11"/>
          <table:table-cell table:formula="of:=SUM([.E58:.G58])" office:value-type="float" office:value="-34.7" calcext:value-type="float">
            <text:p>-34.7</text:p>
          </table:table-cell>
          <table:table-cell table:formula="of:=AVERAGE([.E58:.G58])" office:value-type="float" office:value="-11.5666666666667" calcext:value-type="float">
            <text:p>-11.5666666666667</text:p>
          </table:table-cell>
          <table:table-cell table:formula="of:=[.E58]*[.F58]*[.G58]" office:value-type="float" office:value="277.74846" calcext:value-type="float">
            <text:p>277.7484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5" calcext:value-type="float">
            <text:p>-0.05</text:p>
          </table:table-cell>
          <table:table-cell office:value-type="float" office:value="0.15" calcext:value-type="float">
            <text:p>0.15</text:p>
          </table:table-cell>
          <table:table-cell office:value-type="float" office:value="-1.03" calcext:value-type="float">
            <text:p>-1.03</text:p>
          </table:table-cell>
          <table:table-cell office:value-type="float" office:value="-2.95" calcext:value-type="float">
            <text:p>-2.95</text:p>
          </table:table-cell>
          <table:table-cell office:value-type="float" office:value="-4.15" calcext:value-type="float">
            <text:p>-4.15</text:p>
          </table:table-cell>
          <table:table-cell office:value-type="float" office:value="-29.37" calcext:value-type="float">
            <text:p>-29.37</text:p>
          </table:table-cell>
          <table:table-cell table:number-columns-repeated="11"/>
          <table:table-cell table:formula="of:=SUM([.E59:.G59])" office:value-type="float" office:value="-36.47" calcext:value-type="float">
            <text:p>-36.47</text:p>
          </table:table-cell>
          <table:table-cell table:formula="of:=AVERAGE([.E59:.G59])" office:value-type="float" office:value="-12.1566666666667" calcext:value-type="float">
            <text:p>-12.1566666666667</text:p>
          </table:table-cell>
          <table:table-cell table:formula="of:=[.E59]*[.F59]*[.G59]" office:value-type="float" office:value="-359.562225" calcext:value-type="float">
            <text:p>-359.562225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-1.07" calcext:value-type="float">
            <text:p>-1.07</text:p>
          </table:table-cell>
          <table:table-cell office:value-type="float" office:value="16.7" calcext:value-type="float">
            <text:p>16.7</text:p>
          </table:table-cell>
          <table:table-cell office:value-type="float" office:value="-9.41" calcext:value-type="float">
            <text:p>-9.41</text:p>
          </table:table-cell>
          <table:table-cell office:value-type="float" office:value="24.84" calcext:value-type="float">
            <text:p>24.84</text:p>
          </table:table-cell>
          <table:table-cell table:number-columns-repeated="11"/>
          <table:table-cell table:formula="of:=SUM([.E60:.G60])" office:value-type="float" office:value="32.13" calcext:value-type="float">
            <text:p>32.13</text:p>
          </table:table-cell>
          <table:table-cell table:formula="of:=AVERAGE([.E60:.G60])" office:value-type="float" office:value="10.71" calcext:value-type="float">
            <text:p>10.71</text:p>
          </table:table-cell>
          <table:table-cell table:formula="of:=[.E60]*[.F60]*[.G60]" office:value-type="float" office:value="-3903.53148" calcext:value-type="float">
            <text:p>-3903.5314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1" calcext:value-type="float">
            <text:p>-0.1</text:p>
          </table:table-cell>
          <table:table-cell office:value-type="float" office:value="0.24" calcext:value-type="float">
            <text:p>0.24</text:p>
          </table:table-cell>
          <table:table-cell office:value-type="float" office:value="-0.96" calcext:value-type="float">
            <text:p>-0.96</text:p>
          </table:table-cell>
          <table:table-cell office:value-type="float" office:value="-2.26" calcext:value-type="float">
            <text:p>-2.26</text:p>
          </table:table-cell>
          <table:table-cell office:value-type="float" office:value="3.68" calcext:value-type="float">
            <text:p>3.68</text:p>
          </table:table-cell>
          <table:table-cell office:value-type="float" office:value="13.44" calcext:value-type="float">
            <text:p>13.44</text:p>
          </table:table-cell>
          <table:table-cell table:number-columns-repeated="11"/>
          <table:table-cell table:formula="of:=SUM([.E61:.G61])" office:value-type="float" office:value="14.86" calcext:value-type="float">
            <text:p>14.86</text:p>
          </table:table-cell>
          <table:table-cell table:formula="of:=AVERAGE([.E61:.G61])" office:value-type="float" office:value="4.95333333333333" calcext:value-type="float">
            <text:p>4.95333333333333</text:p>
          </table:table-cell>
          <table:table-cell table:formula="of:=[.E61]*[.F61]*[.G61]" office:value-type="float" office:value="-111.777792" calcext:value-type="float">
            <text:p>-111.77779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97" calcext:value-type="float">
            <text:p>-0.97</text:p>
          </table:table-cell>
          <table:table-cell office:value-type="float" office:value="4.93" calcext:value-type="float">
            <text:p>4.93</text:p>
          </table:table-cell>
          <table:table-cell office:value-type="float" office:value="-3.06" calcext:value-type="float">
            <text:p>-3.06</text:p>
          </table:table-cell>
          <table:table-cell office:value-type="float" office:value="9.45" calcext:value-type="float">
            <text:p>9.45</text:p>
          </table:table-cell>
          <table:table-cell table:number-columns-repeated="11"/>
          <table:table-cell table:formula="of:=SUM([.E62:.G62])" office:value-type="float" office:value="11.32" calcext:value-type="float">
            <text:p>11.32</text:p>
          </table:table-cell>
          <table:table-cell table:formula="of:=AVERAGE([.E62:.G62])" office:value-type="float" office:value="3.77333333333333" calcext:value-type="float">
            <text:p>3.77333333333333</text:p>
          </table:table-cell>
          <table:table-cell table:formula="of:=[.E62]*[.F62]*[.G62]" office:value-type="float" office:value="-142.56081" calcext:value-type="float">
            <text:p>-142.56081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97" calcext:value-type="float">
            <text:p>-0.97</text:p>
          </table:table-cell>
          <table:table-cell office:value-type="float" office:value="1.05" calcext:value-type="float">
            <text:p>1.05</text:p>
          </table:table-cell>
          <table:table-cell office:value-type="float" office:value="-0.56" calcext:value-type="float">
            <text:p>-0.56</text:p>
          </table:table-cell>
          <table:table-cell office:value-type="float" office:value="19.43" calcext:value-type="float">
            <text:p>19.43</text:p>
          </table:table-cell>
          <table:table-cell table:number-columns-repeated="11"/>
          <table:table-cell table:formula="of:=SUM([.E63:.G63])" office:value-type="float" office:value="19.92" calcext:value-type="float">
            <text:p>19.92</text:p>
          </table:table-cell>
          <table:table-cell table:formula="of:=AVERAGE([.E63:.G63])" office:value-type="float" office:value="6.64" calcext:value-type="float">
            <text:p>6.64</text:p>
          </table:table-cell>
          <table:table-cell table:formula="of:=[.E63]*[.F63]*[.G63]" office:value-type="float" office:value="-11.42484" calcext:value-type="float">
            <text:p>-11.4248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97" calcext:value-type="float">
            <text:p>-0.97</text:p>
          </table:table-cell>
          <table:table-cell office:value-type="float" office:value="0.95" calcext:value-type="float">
            <text:p>0.95</text:p>
          </table:table-cell>
          <table:table-cell office:value-type="float" office:value="-0.07" calcext:value-type="float">
            <text:p>-0.07</text:p>
          </table:table-cell>
          <table:table-cell office:value-type="float" office:value="4.07" calcext:value-type="float">
            <text:p>4.07</text:p>
          </table:table-cell>
          <table:table-cell table:number-columns-repeated="11"/>
          <table:table-cell table:formula="of:=SUM([.E64:.G64])" office:value-type="float" office:value="4.95" calcext:value-type="float">
            <text:p>4.95</text:p>
          </table:table-cell>
          <table:table-cell table:formula="of:=AVERAGE([.E64:.G64])" office:value-type="float" office:value="1.65" calcext:value-type="float">
            <text:p>1.65</text:p>
          </table:table-cell>
          <table:table-cell table:formula="of:=[.E64]*[.F64]*[.G64]" office:value-type="float" office:value="-0.270655" calcext:value-type="float">
            <text:p>-0.27065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6" calcext:value-type="float">
            <text:p>-0.96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-17.01" calcext:value-type="float">
            <text:p>-17.01</text:p>
          </table:table-cell>
          <table:table-cell table:number-columns-repeated="11"/>
          <table:table-cell table:formula="of:=SUM([.E65:.G65])" office:value-type="float" office:value="-15.43" calcext:value-type="float">
            <text:p>-15.43</text:p>
          </table:table-cell>
          <table:table-cell table:formula="of:=AVERAGE([.E65:.G65])" office:value-type="float" office:value="-5.14333333333333" calcext:value-type="float">
            <text:p>-5.14333333333333</text:p>
          </table:table-cell>
          <table:table-cell table:formula="of:=[.E65]*[.F65]*[.G65]" office:value-type="float" office:value="-10.609137" calcext:value-type="float">
            <text:p>-10.60913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99" calcext:value-type="float">
            <text:p>-0.99</text:p>
          </table:table-cell>
          <table:table-cell office:value-type="float" office:value="1.68" calcext:value-type="float">
            <text:p>1.68</text:p>
          </table:table-cell>
          <table:table-cell office:value-type="float" office:value="1.75" calcext:value-type="float">
            <text:p>1.75</text:p>
          </table:table-cell>
          <table:table-cell office:value-type="float" office:value="-6.76" calcext:value-type="float">
            <text:p>-6.76</text:p>
          </table:table-cell>
          <table:table-cell table:number-columns-repeated="11"/>
          <table:table-cell table:formula="of:=SUM([.E66:.G66])" office:value-type="float" office:value="-3.33" calcext:value-type="float">
            <text:p>-3.33</text:p>
          </table:table-cell>
          <table:table-cell table:formula="of:=AVERAGE([.E66:.G66])" office:value-type="float" office:value="-1.11" calcext:value-type="float">
            <text:p>-1.11</text:p>
          </table:table-cell>
          <table:table-cell table:formula="of:=[.E66]*[.F66]*[.G66]" office:value-type="float" office:value="-19.8744" calcext:value-type="float">
            <text:p>-19.874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2.33" calcext:value-type="float">
            <text:p>2.33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table:formula="of:=SUM([.E67:.G67])" office:value-type="float" office:value="3.23" calcext:value-type="float">
            <text:p>3.23</text:p>
          </table:table-cell>
          <table:table-cell table:formula="of:=AVERAGE([.E67:.G67])" office:value-type="float" office:value="1.07666666666667" calcext:value-type="float">
            <text:p>1.07666666666667</text:p>
          </table:table-cell>
          <table:table-cell table:formula="of:=[.E67]*[.F67]*[.G67]" office:value-type="float" office:value="0.4194" calcext:value-type="float">
            <text:p>0.419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97" calcext:value-type="float">
            <text:p>-0.97</text:p>
          </table:table-cell>
          <table:table-cell office:value-type="float" office:value="1.48" calcext:value-type="float">
            <text:p>1.48</text:p>
          </table:table-cell>
          <table:table-cell office:value-type="float" office:value="-0.45" calcext:value-type="float">
            <text:p>-0.45</text:p>
          </table:table-cell>
          <table:table-cell office:value-type="float" office:value="-2.32" calcext:value-type="float">
            <text:p>-2.32</text:p>
          </table:table-cell>
          <table:table-cell table:number-columns-repeated="11"/>
          <table:table-cell table:formula="of:=SUM([.E68:.G68])" office:value-type="float" office:value="-1.29" calcext:value-type="float">
            <text:p>-1.29</text:p>
          </table:table-cell>
          <table:table-cell table:formula="of:=AVERAGE([.E68:.G68])" office:value-type="float" office:value="-0.43" calcext:value-type="float">
            <text:p>-0.43</text:p>
          </table:table-cell>
          <table:table-cell table:formula="of:=[.E68]*[.F68]*[.G68]" office:value-type="float" office:value="1.54512" calcext:value-type="float">
            <text:p>1.5451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98" calcext:value-type="float">
            <text:p>-0.98</text:p>
          </table:table-cell>
          <table:table-cell office:value-type="float" office:value="0.86" calcext:value-type="float">
            <text:p>0.86</text:p>
          </table:table-cell>
          <table:table-cell office:value-type="float" office:value="0.06" calcext:value-type="float">
            <text:p>0.06</text:p>
          </table:table-cell>
          <table:table-cell office:value-type="float" office:value="2.88" calcext:value-type="float">
            <text:p>2.88</text:p>
          </table:table-cell>
          <table:table-cell table:number-columns-repeated="11"/>
          <table:table-cell table:formula="of:=SUM([.E69:.G69])" office:value-type="float" office:value="3.8" calcext:value-type="float">
            <text:p>3.8</text:p>
          </table:table-cell>
          <table:table-cell table:formula="of:=AVERAGE([.E69:.G69])" office:value-type="float" office:value="1.26666666666667" calcext:value-type="float">
            <text:p>1.26666666666667</text:p>
          </table:table-cell>
          <table:table-cell table:formula="of:=[.E69]*[.F69]*[.G69]" office:value-type="float" office:value="0.148608" calcext:value-type="float">
            <text:p>0.148608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98" calcext:value-type="float">
            <text:p>-0.98</text:p>
          </table:table-cell>
          <table:table-cell office:value-type="float" office:value="1.36" calcext:value-type="float">
            <text:p>1.36</text:p>
          </table:table-cell>
          <table:table-cell office:value-type="float" office:value="-0.56" calcext:value-type="float">
            <text:p>-0.56</text:p>
          </table:table-cell>
          <table:table-cell office:value-type="float" office:value="1.36" calcext:value-type="float">
            <text:p>1.36</text:p>
          </table:table-cell>
          <table:table-cell table:number-columns-repeated="11"/>
          <table:table-cell table:formula="of:=SUM([.E70:.G70])" office:value-type="float" office:value="2.16" calcext:value-type="float">
            <text:p>2.16</text:p>
          </table:table-cell>
          <table:table-cell table:formula="of:=AVERAGE([.E70:.G70])" office:value-type="float" office:value="0.72" calcext:value-type="float">
            <text:p>0.72</text:p>
          </table:table-cell>
          <table:table-cell table:formula="of:=[.E70]*[.F70]*[.G70]" office:value-type="float" office:value="-1.035776" calcext:value-type="float">
            <text:p>-1.03577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1.5" calcext:value-type="float">
            <text:p>1.5</text:p>
          </table:table-cell>
          <table:table-cell office:value-type="float" office:value="0.43" calcext:value-type="float">
            <text:p>0.43</text:p>
          </table:table-cell>
          <table:table-cell office:value-type="float" office:value="0.26" calcext:value-type="float">
            <text:p>0.26</text:p>
          </table:table-cell>
          <table:table-cell table:number-columns-repeated="11"/>
          <table:table-cell table:formula="of:=SUM([.E71:.G71])" office:value-type="float" office:value="2.19" calcext:value-type="float">
            <text:p>2.19</text:p>
          </table:table-cell>
          <table:table-cell table:formula="of:=AVERAGE([.E71:.G71])" office:value-type="float" office:value="0.73" calcext:value-type="float">
            <text:p>0.73</text:p>
          </table:table-cell>
          <table:table-cell table:formula="of:=[.E71]*[.F71]*[.G71]" office:value-type="float" office:value="0.1677" calcext:value-type="float">
            <text:p>0.167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-0.98" calcext:value-type="float">
            <text:p>-0.98</text:p>
          </table:table-cell>
          <table:table-cell office:value-type="float" office:value="1.11" calcext:value-type="float">
            <text:p>1.11</text:p>
          </table:table-cell>
          <table:table-cell office:value-type="float" office:value="1.18" calcext:value-type="float">
            <text:p>1.18</text:p>
          </table:table-cell>
          <table:table-cell office:value-type="float" office:value="2.78" calcext:value-type="float">
            <text:p>2.78</text:p>
          </table:table-cell>
          <table:table-cell table:number-columns-repeated="11"/>
          <table:table-cell table:formula="of:=SUM([.E72:.G72])" office:value-type="float" office:value="5.07" calcext:value-type="float">
            <text:p>5.07</text:p>
          </table:table-cell>
          <table:table-cell table:formula="of:=AVERAGE([.E72:.G72])" office:value-type="float" office:value="1.69" calcext:value-type="float">
            <text:p>1.69</text:p>
          </table:table-cell>
          <table:table-cell table:formula="of:=[.E72]*[.F72]*[.G72]" office:value-type="float" office:value="3.641244" calcext:value-type="float">
            <text:p>3.64124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2.04" calcext:value-type="float">
            <text:p>2.04</text:p>
          </table:table-cell>
          <table:table-cell office:value-type="float" office:value="0.38" calcext:value-type="float">
            <text:p>0.38</text:p>
          </table:table-cell>
          <table:table-cell office:value-type="float" office:value="2.78" calcext:value-type="float">
            <text:p>2.78</text:p>
          </table:table-cell>
          <table:table-cell table:number-columns-repeated="11"/>
          <table:table-cell table:formula="of:=SUM([.E73:.G73])" office:value-type="float" office:value="5.2" calcext:value-type="float">
            <text:p>5.2</text:p>
          </table:table-cell>
          <table:table-cell table:formula="of:=AVERAGE([.E73:.G73])" office:value-type="float" office:value="1.73333333333333" calcext:value-type="float">
            <text:p>1.73333333333333</text:p>
          </table:table-cell>
          <table:table-cell table:formula="of:=[.E73]*[.F73]*[.G73]" office:value-type="float" office:value="2.155056" calcext:value-type="float">
            <text:p>2.15505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1.32" calcext:value-type="float">
            <text:p>1.32</text:p>
          </table:table-cell>
          <table:table-cell office:value-type="float" office:value="0.75" calcext:value-type="float">
            <text:p>0.75</text:p>
          </table:table-cell>
          <table:table-cell office:value-type="float" office:value="-3.87" calcext:value-type="float">
            <text:p>-3.87</text:p>
          </table:table-cell>
          <table:table-cell table:number-columns-repeated="11"/>
          <table:table-cell table:formula="of:=SUM([.E74:.G74])" office:value-type="float" office:value="-1.8" calcext:value-type="float">
            <text:p>-1.8</text:p>
          </table:table-cell>
          <table:table-cell table:formula="of:=AVERAGE([.E74:.G74])" office:value-type="float" office:value="-0.6" calcext:value-type="float">
            <text:p>-0.6</text:p>
          </table:table-cell>
          <table:table-cell table:formula="of:=[.E74]*[.F74]*[.G74]" office:value-type="float" office:value="-3.8313" calcext:value-type="float">
            <text:p>-3.831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" calcext:value-type="float">
            <text:p>0.01</text:p>
          </table:table-cell>
          <table:table-cell office:value-type="float" office:value="-0.03" calcext:value-type="float">
            <text:p>-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1.85" calcext:value-type="float">
            <text:p>1.85</text:p>
          </table:table-cell>
          <table:table-cell office:value-type="float" office:value="0.7" calcext:value-type="float">
            <text:p>0.7</text:p>
          </table:table-cell>
          <table:table-cell office:value-type="float" office:value="-0.16" calcext:value-type="float">
            <text:p>-0.16</text:p>
          </table:table-cell>
          <table:table-cell table:number-columns-repeated="11"/>
          <table:table-cell table:formula="of:=SUM([.E75:.G75])" office:value-type="float" office:value="2.39" calcext:value-type="float">
            <text:p>2.39</text:p>
          </table:table-cell>
          <table:table-cell table:formula="of:=AVERAGE([.E75:.G75])" office:value-type="float" office:value="0.796666666666667" calcext:value-type="float">
            <text:p>0.796666666666667</text:p>
          </table:table-cell>
          <table:table-cell table:formula="of:=[.E75]*[.F75]*[.G75]" office:value-type="float" office:value="-0.2072" calcext:value-type="float">
            <text:p>-0.2072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6" calcext:value-type="float">
            <text:p>-0.96</text:p>
          </table:table-cell>
          <table:table-cell office:value-type="float" office:value="1.86" calcext:value-type="float">
            <text:p>1.86</text:p>
          </table:table-cell>
          <table:table-cell office:value-type="float" office:value="0.27" calcext:value-type="float">
            <text:p>0.27</text:p>
          </table:table-cell>
          <table:table-cell office:value-type="float" office:value="-2.18" calcext:value-type="float">
            <text:p>-2.18</text:p>
          </table:table-cell>
          <table:table-cell table:number-columns-repeated="11"/>
          <table:table-cell table:formula="of:=SUM([.E76:.G76])" office:value-type="float" office:value="-0.0500000000000003" calcext:value-type="float">
            <text:p>-0.0500000000000003</text:p>
          </table:table-cell>
          <table:table-cell table:formula="of:=AVERAGE([.E76:.G76])" office:value-type="float" office:value="-0.0166666666666667" calcext:value-type="float">
            <text:p>-0.0166666666666667</text:p>
          </table:table-cell>
          <table:table-cell table:formula="of:=[.E76]*[.F76]*[.G76]" office:value-type="float" office:value="-1.094796" calcext:value-type="float">
            <text:p>-1.09479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7" calcext:value-type="float">
            <text:p>-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table:number-columns-repeated="11"/>
          <table:table-cell table:formula="of:=SUM([.E77:.G77])" office:value-type="float" office:value="1.36" calcext:value-type="float">
            <text:p>1.36</text:p>
          </table:table-cell>
          <table:table-cell table:formula="of:=AVERAGE([.E77:.G77])" office:value-type="float" office:value="0.453333333333333" calcext:value-type="float">
            <text:p>0.453333333333333</text:p>
          </table:table-cell>
          <table:table-cell table:formula="of:=[.E77]*[.F77]*[.G77]" office:value-type="float" office:value="0.01995" calcext:value-type="float">
            <text:p>0.0199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-0.47" calcext:value-type="float">
            <text:p>-0.47</text:p>
          </table:table-cell>
          <table:table-cell office:value-type="float" office:value="1.08" calcext:value-type="float">
            <text:p>1.08</text:p>
          </table:table-cell>
          <table:table-cell office:value-type="float" office:value="-1.16" calcext:value-type="float">
            <text:p>-1.16</text:p>
          </table:table-cell>
          <table:table-cell table:number-columns-repeated="11"/>
          <table:table-cell table:formula="of:=SUM([.E78:.G78])" office:value-type="float" office:value="-0.55" calcext:value-type="float">
            <text:p>-0.55</text:p>
          </table:table-cell>
          <table:table-cell table:formula="of:=AVERAGE([.E78:.G78])" office:value-type="float" office:value="-0.183333333333333" calcext:value-type="float">
            <text:p>-0.183333333333333</text:p>
          </table:table-cell>
          <table:table-cell table:formula="of:=[.E78]*[.F78]*[.G78]" office:value-type="float" office:value="0.588816" calcext:value-type="float">
            <text:p>0.58881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9" calcext:value-type="float">
            <text:p>0.09</text:p>
          </table:table-cell>
          <table:table-cell office:value-type="float" office:value="-0.94" calcext:value-type="float">
            <text:p>-0.94</text:p>
          </table:table-cell>
          <table:table-cell office:value-type="float" office:value="-3.01" calcext:value-type="float">
            <text:p>-3.01</text:p>
          </table:table-cell>
          <table:table-cell office:value-type="float" office:value="1.01" calcext:value-type="float">
            <text:p>1.01</text:p>
          </table:table-cell>
          <table:table-cell office:value-type="float" office:value="13.68" calcext:value-type="float">
            <text:p>13.68</text:p>
          </table:table-cell>
          <table:table-cell table:number-columns-repeated="11"/>
          <table:table-cell table:formula="of:=SUM([.E79:.G79])" office:value-type="float" office:value="11.68" calcext:value-type="float">
            <text:p>11.68</text:p>
          </table:table-cell>
          <table:table-cell table:formula="of:=AVERAGE([.E79:.G79])" office:value-type="float" office:value="3.89333333333333" calcext:value-type="float">
            <text:p>3.89333333333333</text:p>
          </table:table-cell>
          <table:table-cell table:formula="of:=[.E79]*[.F79]*[.G79]" office:value-type="float" office:value="-41.588568" calcext:value-type="float">
            <text:p>-41.58856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-0.98" calcext:value-type="float">
            <text:p>-0.98</text:p>
          </table:table-cell>
          <table:table-cell office:value-type="float" office:value="4.14" calcext:value-type="float">
            <text:p>4.14</text:p>
          </table:table-cell>
          <table:table-cell office:value-type="float" office:value="-1.16" calcext:value-type="float">
            <text:p>-1.16</text:p>
          </table:table-cell>
          <table:table-cell office:value-type="float" office:value="188.35" calcext:value-type="float">
            <text:p>188.35</text:p>
          </table:table-cell>
          <table:table-cell table:number-columns-repeated="11"/>
          <table:table-cell table:formula="of:=SUM([.E80:.G80])" office:value-type="float" office:value="191.33" calcext:value-type="float">
            <text:p>191.33</text:p>
          </table:table-cell>
          <table:table-cell table:formula="of:=AVERAGE([.E80:.G80])" office:value-type="float" office:value="63.7766666666667" calcext:value-type="float">
            <text:p>63.7766666666667</text:p>
          </table:table-cell>
          <table:table-cell table:formula="of:=[.E80]*[.F80]*[.G80]" office:value-type="float" office:value="-904.53204" calcext:value-type="float">
            <text:p>-904.5320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-0.98" calcext:value-type="float">
            <text:p>-0.98</text:p>
          </table:table-cell>
          <table:table-cell office:value-type="float" office:value="-4.97" calcext:value-type="float">
            <text:p>-4.97</text:p>
          </table:table-cell>
          <table:table-cell office:value-type="float" office:value="13.75" calcext:value-type="float">
            <text:p>13.75</text:p>
          </table:table-cell>
          <table:table-cell office:value-type="float" office:value="21.45" calcext:value-type="float">
            <text:p>21.45</text:p>
          </table:table-cell>
          <table:table-cell table:number-columns-repeated="11"/>
          <table:table-cell table:formula="of:=SUM([.E81:.G81])" office:value-type="float" office:value="30.23" calcext:value-type="float">
            <text:p>30.23</text:p>
          </table:table-cell>
          <table:table-cell table:formula="of:=AVERAGE([.E81:.G81])" office:value-type="float" office:value="10.0766666666667" calcext:value-type="float">
            <text:p>10.0766666666667</text:p>
          </table:table-cell>
          <table:table-cell table:formula="of:=[.E81]*[.F81]*[.G81]" office:value-type="float" office:value="-1465.839375" calcext:value-type="float">
            <text:p>-1465.83937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-0.98" calcext:value-type="float">
            <text:p>-0.98</text:p>
          </table:table-cell>
          <table:table-cell office:value-type="float" office:value="1.37" calcext:value-type="float">
            <text:p>1.37</text:p>
          </table:table-cell>
          <table:table-cell office:value-type="float" office:value="-1.56" calcext:value-type="float">
            <text:p>-1.56</text:p>
          </table:table-cell>
          <table:table-cell office:value-type="float" office:value="10.77" calcext:value-type="float">
            <text:p>10.77</text:p>
          </table:table-cell>
          <table:table-cell table:number-columns-repeated="11"/>
          <table:table-cell table:formula="of:=SUM([.E82:.G82])" office:value-type="float" office:value="10.58" calcext:value-type="float">
            <text:p>10.58</text:p>
          </table:table-cell>
          <table:table-cell table:formula="of:=AVERAGE([.E82:.G82])" office:value-type="float" office:value="3.52666666666667" calcext:value-type="float">
            <text:p>3.52666666666667</text:p>
          </table:table-cell>
          <table:table-cell table:formula="of:=[.E82]*[.F82]*[.G82]" office:value-type="float" office:value="-23.017644" calcext:value-type="float">
            <text:p>-23.01764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0.97" calcext:value-type="float">
            <text:p>-0.97</text:p>
          </table:table-cell>
          <table:table-cell office:value-type="float" office:value="1.53" calcext:value-type="float">
            <text:p>1.53</text:p>
          </table:table-cell>
          <table:table-cell office:value-type="float" office:value="-0.48" calcext:value-type="float">
            <text:p>-0.48</text:p>
          </table:table-cell>
          <table:table-cell office:value-type="float" office:value="43.11" calcext:value-type="float">
            <text:p>43.11</text:p>
          </table:table-cell>
          <table:table-cell table:number-columns-repeated="11"/>
          <table:table-cell table:formula="of:=SUM([.E83:.G83])" office:value-type="float" office:value="44.16" calcext:value-type="float">
            <text:p>44.16</text:p>
          </table:table-cell>
          <table:table-cell table:formula="of:=AVERAGE([.E83:.G83])" office:value-type="float" office:value="14.72" calcext:value-type="float">
            <text:p>14.72</text:p>
          </table:table-cell>
          <table:table-cell table:formula="of:=[.E83]*[.F83]*[.G83]" office:value-type="float" office:value="-31.659984" calcext:value-type="float">
            <text:p>-31.65998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59" calcext:value-type="float">
            <text:p>1.59</text:p>
          </table:table-cell>
          <table:table-cell office:value-type="float" office:value="2.12" calcext:value-type="float">
            <text:p>2.12</text:p>
          </table:table-cell>
          <table:table-cell office:value-type="float" office:value="75.84" calcext:value-type="float">
            <text:p>75.84</text:p>
          </table:table-cell>
          <table:table-cell table:number-columns-repeated="11"/>
          <table:table-cell table:formula="of:=SUM([.E84:.G84])" office:value-type="float" office:value="79.55" calcext:value-type="float">
            <text:p>79.55</text:p>
          </table:table-cell>
          <table:table-cell table:formula="of:=AVERAGE([.E84:.G84])" office:value-type="float" office:value="26.5166666666667" calcext:value-type="float">
            <text:p>26.5166666666667</text:p>
          </table:table-cell>
          <table:table-cell table:formula="of:=[.E84]*[.F84]*[.G84]" office:value-type="float" office:value="255.641472" calcext:value-type="float">
            <text:p>255.64147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2" calcext:value-type="float">
            <text:p>-0.02</text:p>
          </table:table-cell>
          <table:table-cell office:value-type="float" office:value="-0" calcext:value-type="float">
            <text:p>0</text:p>
          </table:table-cell>
          <table:table-cell office:value-type="float" office:value="-0.97" calcext:value-type="float">
            <text:p>-0.97</text:p>
          </table:table-cell>
          <table:table-cell office:value-type="float" office:value="1.32" calcext:value-type="float">
            <text:p>1.32</text:p>
          </table:table-cell>
          <table:table-cell office:value-type="float" office:value="0.53" calcext:value-type="float">
            <text:p>0.53</text:p>
          </table:table-cell>
          <table:table-cell office:value-type="float" office:value="35" calcext:value-type="float">
            <text:p>35</text:p>
          </table:table-cell>
          <table:table-cell table:number-columns-repeated="11"/>
          <table:table-cell table:formula="of:=SUM([.E85:.G85])" office:value-type="float" office:value="36.85" calcext:value-type="float">
            <text:p>36.85</text:p>
          </table:table-cell>
          <table:table-cell table:formula="of:=AVERAGE([.E85:.G85])" office:value-type="float" office:value="12.2833333333333" calcext:value-type="float">
            <text:p>12.2833333333333</text:p>
          </table:table-cell>
          <table:table-cell table:formula="of:=[.E85]*[.F85]*[.G85]" office:value-type="float" office:value="24.486" calcext:value-type="float">
            <text:p>24.486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1.27" calcext:value-type="float">
            <text:p>1.27</text:p>
          </table:table-cell>
          <table:table-cell office:value-type="float" office:value="0.94" calcext:value-type="float">
            <text:p>0.94</text:p>
          </table:table-cell>
          <table:table-cell office:value-type="float" office:value="0.14" calcext:value-type="float">
            <text:p>0.14</text:p>
          </table:table-cell>
          <table:table-cell table:number-columns-repeated="11"/>
          <table:table-cell table:formula="of:=SUM([.E86:.G86])" office:value-type="float" office:value="2.35" calcext:value-type="float">
            <text:p>2.35</text:p>
          </table:table-cell>
          <table:table-cell table:formula="of:=AVERAGE([.E86:.G86])" office:value-type="float" office:value="0.783333333333333" calcext:value-type="float">
            <text:p>0.783333333333333</text:p>
          </table:table-cell>
          <table:table-cell table:formula="of:=[.E86]*[.F86]*[.G86]" office:value-type="float" office:value="0.167132" calcext:value-type="float">
            <text:p>0.16713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33" calcext:value-type="float">
            <text:p>0.33</text:p>
          </table:table-cell>
          <table:table-cell office:value-type="float" office:value="1.07" calcext:value-type="float">
            <text:p>1.07</text:p>
          </table:table-cell>
          <table:table-cell table:number-columns-repeated="11"/>
          <table:table-cell table:formula="of:=SUM([.E87:.G87])" office:value-type="float" office:value="2.39" calcext:value-type="float">
            <text:p>2.39</text:p>
          </table:table-cell>
          <table:table-cell table:formula="of:=AVERAGE([.E87:.G87])" office:value-type="float" office:value="0.796666666666667" calcext:value-type="float">
            <text:p>0.796666666666667</text:p>
          </table:table-cell>
          <table:table-cell table:formula="of:=[.E87]*[.F87]*[.G87]" office:value-type="float" office:value="0.349569" calcext:value-type="float">
            <text:p>0.349569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7" calcext:value-type="float">
            <text:p>-0.97</text:p>
          </table:table-cell>
          <table:table-cell office:value-type="float" office:value="1.63" calcext:value-type="float">
            <text:p>1.63</text:p>
          </table:table-cell>
          <table:table-cell office:value-type="float" office:value="0.63" calcext:value-type="float">
            <text:p>0.63</text:p>
          </table:table-cell>
          <table:table-cell office:value-type="float" office:value="0.46" calcext:value-type="float">
            <text:p>0.46</text:p>
          </table:table-cell>
          <table:table-cell table:number-columns-repeated="11"/>
          <table:table-cell table:formula="of:=SUM([.E88:.G88])" office:value-type="float" office:value="2.72" calcext:value-type="float">
            <text:p>2.72</text:p>
          </table:table-cell>
          <table:table-cell table:formula="of:=AVERAGE([.E88:.G88])" office:value-type="float" office:value="0.906666666666667" calcext:value-type="float">
            <text:p>0.906666666666667</text:p>
          </table:table-cell>
          <table:table-cell table:formula="of:=[.E88]*[.F88]*[.G88]" office:value-type="float" office:value="0.472374" calcext:value-type="float">
            <text:p>0.47237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52" calcext:value-type="float">
            <text:p>1.52</text:p>
          </table:table-cell>
          <table:table-cell office:value-type="float" office:value="0.89" calcext:value-type="float">
            <text:p>0.89</text:p>
          </table:table-cell>
          <table:table-cell office:value-type="float" office:value="0.22" calcext:value-type="float">
            <text:p>0.22</text:p>
          </table:table-cell>
          <table:table-cell table:number-columns-repeated="11"/>
          <table:table-cell table:formula="of:=SUM([.E89:.G89])" office:value-type="float" office:value="2.63" calcext:value-type="float">
            <text:p>2.63</text:p>
          </table:table-cell>
          <table:table-cell table:formula="of:=AVERAGE([.E89:.G89])" office:value-type="float" office:value="0.876666666666667" calcext:value-type="float">
            <text:p>0.876666666666667</text:p>
          </table:table-cell>
          <table:table-cell table:formula="of:=[.E89]*[.F89]*[.G89]" office:value-type="float" office:value="0.297616" calcext:value-type="float">
            <text:p>0.29761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09" calcext:value-type="float">
            <text:p>1.09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table:number-columns-repeated="11"/>
          <table:table-cell table:formula="of:=SUM([.E90:.G90])" office:value-type="float" office:value="2.31" calcext:value-type="float">
            <text:p>2.31</text:p>
          </table:table-cell>
          <table:table-cell table:formula="of:=AVERAGE([.E90:.G90])" office:value-type="float" office:value="0.77" calcext:value-type="float">
            <text:p>0.77</text:p>
          </table:table-cell>
          <table:table-cell table:formula="of:=[.E90]*[.F90]*[.G90]" office:value-type="float" office:value="0.402864" calcext:value-type="float">
            <text:p>0.40286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76" calcext:value-type="float">
            <text:p>0.76</text:p>
          </table:table-cell>
          <table:table-cell office:value-type="float" office:value="2.02" calcext:value-type="float">
            <text:p>2.02</text:p>
          </table:table-cell>
          <table:table-cell table:number-columns-repeated="11"/>
          <table:table-cell table:formula="of:=SUM([.E91:.G91])" office:value-type="float" office:value="3.71" calcext:value-type="float">
            <text:p>3.71</text:p>
          </table:table-cell>
          <table:table-cell table:formula="of:=AVERAGE([.E91:.G91])" office:value-type="float" office:value="1.23666666666667" calcext:value-type="float">
            <text:p>1.23666666666667</text:p>
          </table:table-cell>
          <table:table-cell table:formula="of:=[.E91]*[.F91]*[.G91]" office:value-type="float" office:value="1.427736" calcext:value-type="float">
            <text:p>1.42773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0.8" calcext:value-type="float">
            <text:p>0.8</text:p>
          </table:table-cell>
          <table:table-cell office:value-type="float" office:value="0.47" calcext:value-type="float">
            <text:p>0.47</text:p>
          </table:table-cell>
          <table:table-cell office:value-type="float" office:value="1.26" calcext:value-type="float">
            <text:p>1.26</text:p>
          </table:table-cell>
          <table:table-cell table:number-columns-repeated="11"/>
          <table:table-cell table:formula="of:=SUM([.E92:.G92])" office:value-type="float" office:value="2.53" calcext:value-type="float">
            <text:p>2.53</text:p>
          </table:table-cell>
          <table:table-cell table:formula="of:=AVERAGE([.E92:.G92])" office:value-type="float" office:value="0.843333333333333" calcext:value-type="float">
            <text:p>0.843333333333333</text:p>
          </table:table-cell>
          <table:table-cell table:formula="of:=[.E92]*[.F92]*[.G92]" office:value-type="float" office:value="0.47376" calcext:value-type="float">
            <text:p>0.4737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1.4" calcext:value-type="float">
            <text:p>1.4</text:p>
          </table:table-cell>
          <table:table-cell office:value-type="float" office:value="1.08" calcext:value-type="float">
            <text:p>1.08</text:p>
          </table:table-cell>
          <table:table-cell office:value-type="float" office:value="0.79" calcext:value-type="float">
            <text:p>0.79</text:p>
          </table:table-cell>
          <table:table-cell table:number-columns-repeated="11"/>
          <table:table-cell table:formula="of:=SUM([.E93:.G93])" office:value-type="float" office:value="3.27" calcext:value-type="float">
            <text:p>3.27</text:p>
          </table:table-cell>
          <table:table-cell table:formula="of:=AVERAGE([.E93:.G93])" office:value-type="float" office:value="1.09" calcext:value-type="float">
            <text:p>1.09</text:p>
          </table:table-cell>
          <table:table-cell table:formula="of:=[.E93]*[.F93]*[.G93]" office:value-type="float" office:value="1.19448" calcext:value-type="float">
            <text:p>1.19448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1"/>
          <table:table-cell table:formula="of:=SUM([.E94:.G94])" office:value-type="float" office:value="2.46" calcext:value-type="float">
            <text:p>2.46</text:p>
          </table:table-cell>
          <table:table-cell table:formula="of:=AVERAGE([.E94:.G94])" office:value-type="float" office:value="0.82" calcext:value-type="float">
            <text:p>0.82</text:p>
          </table:table-cell>
          <table:table-cell table:formula="of:=[.E94]*[.F94]*[.G94]" office:value-type="float" office:value="0.4536" calcext:value-type="float">
            <text:p>0.453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1.52" calcext:value-type="float">
            <text:p>1.52</text:p>
          </table:table-cell>
          <table:table-cell office:value-type="float" office:value="0.44" calcext:value-type="float">
            <text:p>0.44</text:p>
          </table:table-cell>
          <table:table-cell office:value-type="float" office:value="0.54" calcext:value-type="float">
            <text:p>0.54</text:p>
          </table:table-cell>
          <table:table-cell table:number-columns-repeated="11"/>
          <table:table-cell table:formula="of:=SUM([.E95:.G95])" office:value-type="float" office:value="2.5" calcext:value-type="float">
            <text:p>2.5</text:p>
          </table:table-cell>
          <table:table-cell table:formula="of:=AVERAGE([.E95:.G95])" office:value-type="float" office:value="0.833333333333333" calcext:value-type="float">
            <text:p>0.833333333333333</text:p>
          </table:table-cell>
          <table:table-cell table:formula="of:=[.E95]*[.F95]*[.G95]" office:value-type="float" office:value="0.361152" calcext:value-type="float">
            <text:p>0.36115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29" calcext:value-type="float">
            <text:p>1.2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11"/>
          <table:table-cell table:formula="of:=SUM([.E96:.G96])" office:value-type="float" office:value="3.23" calcext:value-type="float">
            <text:p>3.23</text:p>
          </table:table-cell>
          <table:table-cell table:formula="of:=AVERAGE([.E96:.G96])" office:value-type="float" office:value="1.07666666666667" calcext:value-type="float">
            <text:p>1.07666666666667</text:p>
          </table:table-cell>
          <table:table-cell table:formula="of:=[.E96]*[.F96]*[.G96]" office:value-type="float" office:value="1.213632" calcext:value-type="float">
            <text:p>1.21363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1.3" calcext:value-type="float">
            <text:p>1.3</text:p>
          </table:table-cell>
          <table:table-cell office:value-type="float" office:value="0.98" calcext:value-type="float">
            <text:p>0.98</text:p>
          </table:table-cell>
          <table:table-cell office:value-type="float" office:value="0.28" calcext:value-type="float">
            <text:p>0.28</text:p>
          </table:table-cell>
          <table:table-cell table:number-columns-repeated="11"/>
          <table:table-cell table:formula="of:=SUM([.E97:.G97])" office:value-type="float" office:value="2.56" calcext:value-type="float">
            <text:p>2.56</text:p>
          </table:table-cell>
          <table:table-cell table:formula="of:=AVERAGE([.E97:.G97])" office:value-type="float" office:value="0.853333333333333" calcext:value-type="float">
            <text:p>0.853333333333333</text:p>
          </table:table-cell>
          <table:table-cell table:formula="of:=[.E97]*[.F97]*[.G97]" office:value-type="float" office:value="0.35672" calcext:value-type="float">
            <text:p>0.35672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27" calcext:value-type="float">
            <text:p>0.27</text:p>
          </table:table-cell>
          <table:table-cell office:value-type="float" office:value="0.05" calcext:value-type="float">
            <text:p>0.05</text:p>
          </table:table-cell>
          <table:table-cell table:number-columns-repeated="11"/>
          <table:table-cell table:formula="of:=SUM([.E98:.G98])" office:value-type="float" office:value="1.09" calcext:value-type="float">
            <text:p>1.09</text:p>
          </table:table-cell>
          <table:table-cell table:formula="of:=AVERAGE([.E98:.G98])" office:value-type="float" office:value="0.363333333333333" calcext:value-type="float">
            <text:p>0.363333333333333</text:p>
          </table:table-cell>
          <table:table-cell table:formula="of:=[.E98]*[.F98]*[.G98]" office:value-type="float" office:value="0.010395" calcext:value-type="float">
            <text:p>0.010395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E99:.G99])" office:value-type="float" office:value="1.94" calcext:value-type="float">
            <text:p>1.94</text:p>
          </table:table-cell>
          <table:table-cell table:formula="of:=AVERAGE([.E99:.G99])" office:value-type="float" office:value="0.646666666666667" calcext:value-type="float">
            <text:p>0.646666666666667</text:p>
          </table:table-cell>
          <table:table-cell table:formula="of:=[.E99]*[.F99]*[.G99]" office:value-type="float" office:value="0.24115" calcext:value-type="float">
            <text:p>0.24115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1.1" calcext:value-type="float">
            <text:p>1.1</text:p>
          </table:table-cell>
          <table:table-cell office:value-type="float" office:value="0.82" calcext:value-type="float">
            <text:p>0.82</text:p>
          </table:table-cell>
          <table:table-cell office:value-type="float" office:value="0.14" calcext:value-type="float">
            <text:p>0.14</text:p>
          </table:table-cell>
          <table:table-cell table:number-columns-repeated="11"/>
          <table:table-cell table:formula="of:=SUM([.E100:.G100])" office:value-type="float" office:value="2.06" calcext:value-type="float">
            <text:p>2.06</text:p>
          </table:table-cell>
          <table:table-cell table:formula="of:=AVERAGE([.E100:.G100])" office:value-type="float" office:value="0.686666666666667" calcext:value-type="float">
            <text:p>0.686666666666667</text:p>
          </table:table-cell>
          <table:table-cell table:formula="of:=[.E100]*[.F100]*[.G100]" office:value-type="float" office:value="0.12628" calcext:value-type="float">
            <text:p>0.1262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2.38" calcext:value-type="float">
            <text:p>2.38</text:p>
          </table:table-cell>
          <table:table-cell office:value-type="float" office:value="0.98" calcext:value-type="float">
            <text:p>0.98</text:p>
          </table:table-cell>
          <table:table-cell office:value-type="float" office:value="0.35" calcext:value-type="float">
            <text:p>0.35</text:p>
          </table:table-cell>
          <table:table-cell table:number-columns-repeated="11"/>
          <table:table-cell table:formula="of:=SUM([.E101:.G101])" office:value-type="float" office:value="3.71" calcext:value-type="float">
            <text:p>3.71</text:p>
          </table:table-cell>
          <table:table-cell table:formula="of:=AVERAGE([.E101:.G101])" office:value-type="float" office:value="1.23666666666667" calcext:value-type="float">
            <text:p>1.23666666666667</text:p>
          </table:table-cell>
          <table:table-cell table:formula="of:=[.E101]*[.F101]*[.G101]" office:value-type="float" office:value="0.81634" calcext:value-type="float">
            <text:p>0.8163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5T15:37:10.177655111</dc:date>
    <meta:editing-duration>PT9M53S</meta:editing-duration>
    <meta:editing-cycles>1</meta:editing-cycles>
    <meta:document-statistic meta:table-count="1" meta:cell-count="1034" meta:object-count="2"/>
    <meta:generator>LibreOffice/25.8.2.2$Linux_X86_64 LibreOffice_project/5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2cm" svg:height="13.669cm" xlink:href=".." xlink:type="simple" chart:class="chart:scatter" chart:style-name="ch1">
        <chart:legend chart:legend-position="end" svg:x="22.483cm" svg:y="5.918cm" style:legend-expansion="high" chart:style-name="ch2"/>
        <chart:plot-area chart:style-name="ch3" svg:x="0.484cm" svg:y="0.273cm" svg:width="21.515cm" svg:height="13.123cm">
          <chart:coordinate-region svg:x="1.325cm" svg:y="0.512cm" svg:width="20.377cm" svg:height="12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osto.E2:nosto.E101" chart:label-cell-address="nosto.E1:nosto.E1" chart:class="chart:scatter">
            <chart:domain table:cell-range-address="nosto.A2:nosto.A101"/>
            <chart:data-point chart:repeated="100"/>
          </chart:series>
          <chart:series chart:style-name="ch8" chart:values-cell-range-address="nosto.F2:nosto.F101" chart:label-cell-address="nosto.F1:nosto.F1" chart:class="chart:scatter">
            <chart:data-point chart:repeated="100"/>
          </chart:series>
          <chart:series chart:style-name="ch9" chart:values-cell-range-address="nosto.G2:nosto.G101" chart:label-cell-address="nosto.G1:nosto.G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x</text:p>
                <draw:g>
                  <svg:desc>nosto.E1:nosto.E1</svg:desc>
                </draw:g>
              </table:table-cell>
              <table:table-cell office:value-type="string">
                <text:p>gy</text:p>
                <draw:g>
                  <svg:desc>nosto.F1:nosto.F1</svg:desc>
                </draw:g>
              </table:table-cell>
              <table:table-cell office:value-type="string">
                <text:p>gz</text:p>
                <draw:g>
                  <svg:desc>nosto.G1:nosto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osto.A2:nosto.A101</svg:desc>
                </draw:g>
              </table:table-cell>
              <table:table-cell office:value-type="float" office:value="1.06">
                <text:p>1.06</text:p>
                <draw:g>
                  <svg:desc>nosto.E2:nosto.E101</svg:desc>
                </draw:g>
              </table:table-cell>
              <table:table-cell office:value-type="float" office:value="0.37">
                <text:p>0.37</text:p>
                <draw:g>
                  <svg:desc>nosto.F2:nosto.F101</svg:desc>
                </draw:g>
              </table:table-cell>
              <table:table-cell office:value-type="float" office:value="0.18">
                <text:p>0.18</text:p>
                <draw:g>
                  <svg:desc>nosto.G2:nosto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0.39">
                <text:p>0.3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1">
                <text:p>1.21</text:p>
              </table:table-cell>
              <table:table-cell office:value-type="float" office:value="0.46">
                <text:p>0.4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14">
                <text:p>2.14</text:p>
              </table:table-cell>
              <table:table-cell office:value-type="float" office:value="1.28">
                <text:p>1.2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87">
                <text:p>0.8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7">
                <text:p>0.47</text:p>
              </table:table-cell>
              <table:table-cell office:value-type="float" office:value="0.66">
                <text:p>0.6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17">
                <text:p>1.17</text:p>
              </table:table-cell>
              <table:table-cell office:value-type="float" office:value="1.08">
                <text:p>1.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51">
                <text:p>1.51</text:p>
              </table:table-cell>
              <table:table-cell office:value-type="float" office:value="0.27">
                <text:p>0.2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22">
                <text:p>1.22</text:p>
              </table:table-cell>
              <table:table-cell office:value-type="float" office:value="1.08">
                <text:p>1.0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63">
                <text:p>1.63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11">
                <text:p>1.11</text:p>
              </table:table-cell>
              <table:table-cell office:value-type="float" office:value="0.51">
                <text:p>0.5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5">
                <text:p>0.85</text:p>
              </table:table-cell>
              <table:table-cell office:value-type="float" office:value="0.01">
                <text:p>0.0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91">
                <text:p>-0.91</text:p>
              </table:table-cell>
              <table:table-cell office:value-type="float" office:value="1.05">
                <text:p>1.0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06">
                <text:p>1.06</text:p>
              </table:table-cell>
              <table:table-cell office:value-type="float" office:value="0.46">
                <text:p>0.4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3">
                <text:p>1.23</text:p>
              </table:table-cell>
              <table:table-cell office:value-type="float" office:value="0.32">
                <text:p>0.3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93">
                <text:p>1.93</text:p>
              </table:table-cell>
              <table:table-cell office:value-type="float" office:value="-1.07">
                <text:p>-1.0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9">
                <text:p>0.99</text:p>
              </table:table-cell>
              <table:table-cell office:value-type="float" office:value="1.31">
                <text:p>1.3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69">
                <text:p>2.69</text:p>
              </table:table-cell>
              <table:table-cell office:value-type="float" office:value="-0.67">
                <text:p>-0.6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37">
                <text:p>2.37</text:p>
              </table:table-cell>
              <table:table-cell office:value-type="float" office:value="-0.07">
                <text:p>-0.0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53">
                <text:p>1.53</text:p>
              </table:table-cell>
              <table:table-cell office:value-type="float" office:value="1.34">
                <text:p>1.3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48">
                <text:p>1.48</text:p>
              </table:table-cell>
              <table:table-cell office:value-type="float" office:value="-2.13">
                <text:p>-2.1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66">
                <text:p>-0.66</text:p>
              </table:table-cell>
              <table:table-cell office:value-type="float" office:value="1.11">
                <text:p>1.1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1">
                <text:p>0.41</text:p>
              </table:table-cell>
              <table:table-cell office:value-type="float" office:value="-0.39">
                <text:p>-0.3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75">
                <text:p>-0.75</text:p>
              </table:table-cell>
              <table:table-cell office:value-type="float" office:value="0.16">
                <text:p>0.16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0.01">
                <text:p>0.01</text:p>
              </table:table-cell>
              <table:table-cell office:value-type="float" office:value="-9.04">
                <text:p>-9.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7">
                <text:p>1.37</text:p>
              </table:table-cell>
              <table:table-cell office:value-type="float" office:value="0.79">
                <text:p>0.79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2">
                <text:p>0.32</text:p>
              </table:table-cell>
              <table:table-cell office:value-type="float" office:value="2.18">
                <text:p>2.18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34">
                <text:p>-0.34</text:p>
              </table:table-cell>
              <table:table-cell office:value-type="float" office:value="1.41">
                <text:p>1.41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88">
                <text:p>2.88</text:p>
              </table:table-cell>
              <table:table-cell office:value-type="float" office:value="-1.16">
                <text:p>-1.16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67">
                <text:p>-0.67</text:p>
              </table:table-cell>
              <table:table-cell office:value-type="float" office:value="1.88">
                <text:p>1.88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09">
                <text:p>1.09</text:p>
              </table:table-cell>
              <table:table-cell office:value-type="float" office:value="0.57">
                <text:p>0.57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">
                <text:p>0.13</text:p>
              </table:table-cell>
              <table:table-cell office:value-type="float" office:value="0.98">
                <text:p>0.9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7">
                <text:p>0.97</text:p>
              </table:table-cell>
              <table:table-cell office:value-type="float" office:value="1.4">
                <text:p>1.4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6.42">
                <text:p>-6.42</text:p>
              </table:table-cell>
              <table:table-cell office:value-type="float" office:value="3.08">
                <text:p>3.0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27.08">
                <text:p>-27.08</text:p>
              </table:table-cell>
              <table:table-cell office:value-type="float" office:value="-8.26">
                <text:p>-8.26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2.69">
                <text:p>-2.69</text:p>
              </table:table-cell>
              <table:table-cell office:value-type="float" office:value="22.54">
                <text:p>22.54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5.81">
                <text:p>-5.81</text:p>
              </table:table-cell>
              <table:table-cell office:value-type="float" office:value="11.41">
                <text:p>11.41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1.25">
                <text:p>-11.25</text:p>
              </table:table-cell>
              <table:table-cell office:value-type="float" office:value="19.65">
                <text:p>19.65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6.86">
                <text:p>-16.86</text:p>
              </table:table-cell>
              <table:table-cell office:value-type="float" office:value="18.85">
                <text:p>18.8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4.15">
                <text:p>-24.15</text:p>
              </table:table-cell>
              <table:table-cell office:value-type="float" office:value="0.53">
                <text:p>0.53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4.46">
                <text:p>-14.46</text:p>
              </table:table-cell>
              <table:table-cell office:value-type="float" office:value="21.99">
                <text:p>21.99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9.91">
                <text:p>-19.91</text:p>
              </table:table-cell>
              <table:table-cell office:value-type="float" office:value="6.16">
                <text:p>6.16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9.24">
                <text:p>-19.24</text:p>
              </table:table-cell>
              <table:table-cell office:value-type="float" office:value="7.14">
                <text:p>7.1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5.51">
                <text:p>-15.51</text:p>
              </table:table-cell>
              <table:table-cell office:value-type="float" office:value="10.24">
                <text:p>10.2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7.42">
                <text:p>-7.42</text:p>
              </table:table-cell>
              <table:table-cell office:value-type="float" office:value="4.88">
                <text:p>4.88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05">
                <text:p>2.05</text:p>
              </table:table-cell>
              <table:table-cell office:value-type="float" office:value="-1.86">
                <text:p>-1.8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4.5">
                <text:p>14.5</text:p>
              </table:table-cell>
              <table:table-cell office:value-type="float" office:value="5.02">
                <text:p>5.0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4.14">
                <text:p>14.14</text:p>
              </table:table-cell>
              <table:table-cell office:value-type="float" office:value="-8.39">
                <text:p>-8.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6.41">
                <text:p>26.41</text:p>
              </table:table-cell>
              <table:table-cell office:value-type="float" office:value="-21.38">
                <text:p>-21.38</text:p>
              </table:table-cell>
              <table:table-cell office:value-type="float" office:value="-9.21">
                <text:p>-9.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9.7">
                <text:p>29.7</text:p>
              </table:table-cell>
              <table:table-cell office:value-type="float" office:value="-11.79">
                <text:p>-11.79</text:p>
              </table:table-cell>
              <table:table-cell office:value-type="float" office:value="-4.49">
                <text:p>-4.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0.85">
                <text:p>30.85</text:p>
              </table:table-cell>
              <table:table-cell office:value-type="float" office:value="-22.86">
                <text:p>-22.86</text:p>
              </table:table-cell>
              <table:table-cell office:value-type="float" office:value="-9.73">
                <text:p>-9.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8.4">
                <text:p>28.4</text:p>
              </table:table-cell>
              <table:table-cell office:value-type="float" office:value="-12.31">
                <text:p>-12.3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2.75">
                <text:p>22.75</text:p>
              </table:table-cell>
              <table:table-cell office:value-type="float" office:value="-2.77">
                <text:p>-2.77</text:p>
              </table:table-cell>
              <table:table-cell office:value-type="float" office:value="-5.77">
                <text:p>-5.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.96">
                <text:p>10.96</text:p>
              </table:table-cell>
              <table:table-cell office:value-type="float" office:value="-11.07">
                <text:p>-11.07</text:p>
              </table:table-cell>
              <table:table-cell office:value-type="float" office:value="-9.79">
                <text:p>-9.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07">
                <text:p>1.07</text:p>
              </table:table-cell>
              <table:table-cell office:value-type="float" office:value="-10.12">
                <text:p>-10.12</text:p>
              </table:table-cell>
              <table:table-cell office:value-type="float" office:value="-25.65">
                <text:p>-25.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.95">
                <text:p>-2.95</text:p>
              </table:table-cell>
              <table:table-cell office:value-type="float" office:value="-4.15">
                <text:p>-4.15</text:p>
              </table:table-cell>
              <table:table-cell office:value-type="float" office:value="-29.37">
                <text:p>-29.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6.7">
                <text:p>16.7</text:p>
              </table:table-cell>
              <table:table-cell office:value-type="float" office:value="-9.41">
                <text:p>-9.41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.26">
                <text:p>-2.26</text:p>
              </table:table-cell>
              <table:table-cell office:value-type="float" office:value="3.68">
                <text:p>3.68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.93">
                <text:p>4.93</text:p>
              </table:table-cell>
              <table:table-cell office:value-type="float" office:value="-3.06">
                <text:p>-3.06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05">
                <text:p>1.05</text:p>
              </table:table-cell>
              <table:table-cell office:value-type="float" office:value="-0.56">
                <text:p>-0.56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5">
                <text:p>0.95</text:p>
              </table:table-cell>
              <table:table-cell office:value-type="float" office:value="-0.07">
                <text:p>-0.0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81">
                <text:p>0.81</text:p>
              </table:table-cell>
              <table:table-cell office:value-type="float" office:value="0.77">
                <text:p>0.77</text:p>
              </table:table-cell>
              <table:table-cell office:value-type="float" office:value="-17.01">
                <text:p>-17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68">
                <text:p>1.68</text:p>
              </table:table-cell>
              <table:table-cell office:value-type="float" office:value="1.75">
                <text:p>1.75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33">
                <text:p>2.33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48">
                <text:p>1.48</text:p>
              </table:table-cell>
              <table:table-cell office:value-type="float" office:value="-0.45">
                <text:p>-0.45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86">
                <text:p>0.86</text:p>
              </table:table-cell>
              <table:table-cell office:value-type="float" office:value="0.06">
                <text:p>0.06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36">
                <text:p>1.36</text:p>
              </table:table-cell>
              <table:table-cell office:value-type="float" office:value="-0.56">
                <text:p>-0.5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5">
                <text:p>1.5</text:p>
              </table:table-cell>
              <table:table-cell office:value-type="float" office:value="0.43">
                <text:p>0.4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11">
                <text:p>1.11</text:p>
              </table:table-cell>
              <table:table-cell office:value-type="float" office:value="1.18">
                <text:p>1.1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04">
                <text:p>2.04</text:p>
              </table:table-cell>
              <table:table-cell office:value-type="float" office:value="0.38">
                <text:p>0.3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32">
                <text:p>1.32</text:p>
              </table:table-cell>
              <table:table-cell office:value-type="float" office:value="0.75">
                <text:p>0.75</text:p>
              </table:table-cell>
              <table:table-cell office:value-type="float" office:value="-3.87">
                <text:p>-3.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85">
                <text:p>1.85</text:p>
              </table:table-cell>
              <table:table-cell office:value-type="float" office:value="0.7">
                <text:p>0.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86">
                <text:p>1.86</text:p>
              </table:table-cell>
              <table:table-cell office:value-type="float" office:value="0.27">
                <text:p>0.27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5">
                <text:p>0.95</text:p>
              </table:table-cell>
              <table:table-cell office:value-type="float" office:value="0.06">
                <text:p>0.0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47">
                <text:p>-0.47</text:p>
              </table:table-cell>
              <table:table-cell office:value-type="float" office:value="1.08">
                <text:p>1.08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3.01">
                <text:p>-3.01</text:p>
              </table:table-cell>
              <table:table-cell office:value-type="float" office:value="1.01">
                <text:p>1.01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.14">
                <text:p>4.14</text:p>
              </table:table-cell>
              <table:table-cell office:value-type="float" office:value="-1.16">
                <text:p>-1.16</text:p>
              </table:table-cell>
              <table:table-cell office:value-type="float" office:value="188.35">
                <text:p>188.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4.97">
                <text:p>-4.97</text:p>
              </table:table-cell>
              <table:table-cell office:value-type="float" office:value="13.75">
                <text:p>13.75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37">
                <text:p>1.37</text:p>
              </table:table-cell>
              <table:table-cell office:value-type="float" office:value="-1.56">
                <text:p>-1.56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53">
                <text:p>1.53</text:p>
              </table:table-cell>
              <table:table-cell office:value-type="float" office:value="-0.48">
                <text:p>-0.48</text:p>
              </table:table-cell>
              <table:table-cell office:value-type="float" office:value="43.11">
                <text:p>43.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59">
                <text:p>1.59</text:p>
              </table:table-cell>
              <table:table-cell office:value-type="float" office:value="2.12">
                <text:p>2.12</text:p>
              </table:table-cell>
              <table:table-cell office:value-type="float" office:value="75.84">
                <text:p>75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.32">
                <text:p>1.32</text:p>
              </table:table-cell>
              <table:table-cell office:value-type="float" office:value="0.53">
                <text:p>0.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27">
                <text:p>1.27</text:p>
              </table:table-cell>
              <table:table-cell office:value-type="float" office:value="0.94">
                <text:p>0.9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9">
                <text:p>0.99</text:p>
              </table:table-cell>
              <table:table-cell office:value-type="float" office:value="0.33">
                <text:p>0.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.63">
                <text:p>1.63</text:p>
              </table:table-cell>
              <table:table-cell office:value-type="float" office:value="0.63">
                <text:p>0.6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.52">
                <text:p>1.52</text:p>
              </table:table-cell>
              <table:table-cell office:value-type="float" office:value="0.89">
                <text:p>0.8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09">
                <text:p>1.09</text:p>
              </table:table-cell>
              <table:table-cell office:value-type="float" office:value="0.66">
                <text:p>0.6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3">
                <text:p>0.93</text:p>
              </table:table-cell>
              <table:table-cell office:value-type="float" office:value="0.76">
                <text:p>0.76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8">
                <text:p>0.8</text:p>
              </table:table-cell>
              <table:table-cell office:value-type="float" office:value="0.47">
                <text:p>0.4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4">
                <text:p>1.4</text:p>
              </table:table-cell>
              <table:table-cell office:value-type="float" office:value="1.08">
                <text:p>1.0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.26">
                <text:p>1.2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.52">
                <text:p>1.52</text:p>
              </table:table-cell>
              <table:table-cell office:value-type="float" office:value="0.44">
                <text:p>0.4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.29">
                <text:p>1.29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.3">
                <text:p>1.3</text:p>
              </table:table-cell>
              <table:table-cell office:value-type="float" office:value="0.98">
                <text:p>0.9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77">
                <text:p>0.77</text:p>
              </table:table-cell>
              <table:table-cell office:value-type="float" office:value="0.27">
                <text:p>0.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91">
                <text:p>0.91</text:p>
              </table:table-cell>
              <table:table-cell office:value-type="float" office:value="0.53">
                <text:p>0.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.1">
                <text:p>1.1</text:p>
              </table:table-cell>
              <table:table-cell office:value-type="float" office:value="0.82">
                <text:p>0.8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.38">
                <text:p>2.38</text:p>
              </table:table-cell>
              <table:table-cell office:value-type="float" office:value="0.98">
                <text:p>0.98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29cm" svg:height="13.456cm" xlink:href=".." xlink:type="simple" chart:class="chart:scatter" chart:style-name="ch1">
        <chart:legend chart:legend-position="end" svg:x="20.883cm" svg:y="5.812cm" style:legend-expansion="high" chart:style-name="ch2"/>
        <chart:plot-area chart:style-name="ch3" svg:x="0.476cm" svg:y="0.269cm" svg:width="19.931cm" svg:height="12.918cm">
          <chart:coordinate-region svg:x="1.625cm" svg:y="0.508cm" svg:width="18.485cm" svg:height="12.4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osto.S2:nosto.S101" chart:label-cell-address="nosto.S1:nosto.S1" chart:class="chart:scatter">
            <chart:domain table:cell-range-address="nosto.A2:nosto.A101"/>
            <chart:data-point chart:repeated="100"/>
          </chart:series>
          <chart:series chart:style-name="ch8" chart:values-cell-range-address="nosto.T2:nosto.T101" chart:label-cell-address="nosto.T1:nosto.T1" chart:class="chart:scatter">
            <chart:data-point chart:repeated="100"/>
          </chart:series>
          <chart:series chart:style-name="ch9" chart:values-cell-range-address="nosto.U2:nosto.U101" chart:label-cell-address="nosto.U1:nosto.U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</text:p>
                <draw:g>
                  <svg:desc>nosto.S1:nosto.S1</svg:desc>
                </draw:g>
              </table:table-cell>
              <table:table-cell office:value-type="string">
                <text:p>AVERAGE</text:p>
                <draw:g>
                  <svg:desc>nosto.T1:nosto.T1</svg:desc>
                </draw:g>
              </table:table-cell>
              <table:table-cell office:value-type="string">
                <text:p>PRODUCT</text:p>
                <draw:g>
                  <svg:desc>nosto.U1:nosto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osto.A2:nosto.A101</svg:desc>
                </draw:g>
              </table:table-cell>
              <table:table-cell office:value-type="float" office:value="1.61">
                <text:p>1.61</text:p>
                <draw:g>
                  <svg:desc>nosto.S2:nosto.S101</svg:desc>
                </draw:g>
              </table:table-cell>
              <table:table-cell office:value-type="float" office:value="0.536666666666667">
                <text:p>0.536666666666667</text:p>
                <draw:g>
                  <svg:desc>nosto.T2:nosto.T101</svg:desc>
                </draw:g>
              </table:table-cell>
              <table:table-cell office:value-type="float" office:value="0.070596">
                <text:p>0.070596</text:p>
                <draw:g>
                  <svg:desc>nosto.U2:nosto.U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7">
                <text:p>2.27</text:p>
              </table:table-cell>
              <table:table-cell office:value-type="float" office:value="0.756666666666667">
                <text:p>0.756666666666667</text:p>
              </table:table-cell>
              <table:table-cell office:value-type="float" office:value="0.26208">
                <text:p>0.26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9">
                <text:p>1.39</text:p>
              </table:table-cell>
              <table:table-cell office:value-type="float" office:value="0.463333333333333">
                <text:p>0.463333333333333</text:p>
              </table:table-cell>
              <table:table-cell office:value-type="float" office:value="-0.155848">
                <text:p>-0.155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91">
                <text:p>3.91</text:p>
              </table:table-cell>
              <table:table-cell office:value-type="float" office:value="1.30333333333333">
                <text:p>1.30333333333333</text:p>
              </table:table-cell>
              <table:table-cell office:value-type="float" office:value="1.342208">
                <text:p>1.342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">
                <text:p>2.9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69165">
                <text:p>0.69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0.456666666666667">
                <text:p>0.456666666666667</text:p>
              </table:table-cell>
              <table:table-cell office:value-type="float" office:value="0.074448">
                <text:p>0.074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75">
                <text:p>2.7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6318">
                <text:p>0.6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36">
                <text:p>2.36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0.236466">
                <text:p>0.236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74">
                <text:p>2.74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0.579744">
                <text:p>0.579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03">
                <text:p>3.03</text:p>
              </table:table-cell>
              <table:table-cell office:value-type="float" office:value="1.01">
                <text:p>1.01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06">
                <text:p>2.06</text:p>
              </table:table-cell>
              <table:table-cell office:value-type="float" office:value="0.686666666666667">
                <text:p>0.686666666666667</text:p>
              </table:table-cell>
              <table:table-cell office:value-type="float" office:value="0.249084">
                <text:p>0.249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73">
                <text:p>0.73</text:p>
              </table:table-cell>
              <table:table-cell office:value-type="float" office:value="0.243333333333333">
                <text:p>0.243333333333333</text:p>
              </table:table-cell>
              <table:table-cell office:value-type="float" office:value="-0.001105">
                <text:p>-0.001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3">
                <text:p>0.33</text:p>
              </table:table-cell>
              <table:table-cell office:value-type="float" office:value="0.11">
                <text:p>0.11</text:p>
              </table:table-cell>
              <table:table-cell office:value-type="float" office:value="-0.181545">
                <text:p>-0.181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85">
                <text:p>1.85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160908">
                <text:p>0.160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08">
                <text:p>2.08</text:p>
              </table:table-cell>
              <table:table-cell office:value-type="float" office:value="0.693333333333333">
                <text:p>0.693333333333333</text:p>
              </table:table-cell>
              <table:table-cell office:value-type="float" office:value="0.208608">
                <text:p>0.208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900000000000001">
                <text:p>-0.0900000000000001</text:p>
              </table:table-cell>
              <table:table-cell office:value-type="float" office:value="-0.03">
                <text:p>-0.03</text:p>
              </table:table-cell>
              <table:table-cell office:value-type="float" office:value="1.961845">
                <text:p>1.961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41">
                <text:p>2.41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142659">
                <text:p>0.142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54">
                <text:p>2.54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-0.937196">
                <text:p>-0.937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73">
                <text:p>2.73</text:p>
              </table:table-cell>
              <table:table-cell office:value-type="float" office:value="0.91">
                <text:p>0.91</text:p>
              </table:table-cell>
              <table:table-cell office:value-type="float" office:value="-0.071337">
                <text:p>-0.071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39">
                <text:p>3.39</text:p>
              </table:table-cell>
              <table:table-cell office:value-type="float" office:value="1.13">
                <text:p>1.13</text:p>
              </table:table-cell>
              <table:table-cell office:value-type="float" office:value="1.066104">
                <text:p>1.066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91">
                <text:p>1.91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0.21756">
                <text:p>0.217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55">
                <text:p>1.55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0.0714">
                <text:p>0.07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16">
                <text:p>-0.16</text:p>
              </table:table-cell>
              <table:table-cell office:value-type="float" office:value="-0.0533333333333333">
                <text:p>-0.0533333333333333</text:p>
              </table:table-cell>
              <table:table-cell office:value-type="float" office:value="-1.544676">
                <text:p>-1.544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8">
                <text:p>0.98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-0.388278">
                <text:p>-0.3882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6">
                <text:p>0.36</text:p>
              </table:table-cell>
              <table:table-cell office:value-type="float" office:value="0.12">
                <text:p>0.12</text:p>
              </table:table-cell>
              <table:table-cell office:value-type="float" office:value="-0.054366">
                <text:p>-0.0543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6.89">
                <text:p>-6.89</text:p>
              </table:table-cell>
              <table:table-cell office:value-type="float" office:value="-2.29666666666667">
                <text:p>-2.29666666666667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8.83">
                <text:p>-8.83</text:p>
              </table:table-cell>
              <table:table-cell office:value-type="float" office:value="-2.94333333333333">
                <text:p>-2.94333333333333</text:p>
              </table:table-cell>
              <table:table-cell office:value-type="float" office:value="-0.01808">
                <text:p>-0.01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.83">
                <text:p>6.83</text:p>
              </table:table-cell>
              <table:table-cell office:value-type="float" office:value="2.27666666666667">
                <text:p>2.27666666666667</text:p>
              </table:table-cell>
              <table:table-cell office:value-type="float" office:value="5.054341">
                <text:p>5.054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.03">
                <text:p>5.03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1.764928">
                <text:p>1.7649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6.75">
                <text:p>16.7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-7.516992">
                <text:p>-7.516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.56">
                <text:p>8.56</text:p>
              </table:table-cell>
              <table:table-cell office:value-type="float" office:value="2.85333333333333">
                <text:p>2.85333333333333</text:p>
              </table:table-cell>
              <table:table-cell office:value-type="float" office:value="-22.851072">
                <text:p>-22.851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1.13364">
                <text:p>1.13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.3">
                <text:p>6.3</text:p>
              </table:table-cell>
              <table:table-cell office:value-type="float" office:value="2.1">
                <text:p>2.1</text:p>
              </table:table-cell>
              <table:table-cell office:value-type="float" office:value="2.882832">
                <text:p>2.882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66">
                <text:p>2.66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19747">
                <text:p>0.19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22.58354">
                <text:p>22.58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14">
                <text:p>-1.14</text:p>
              </table:table-cell>
              <table:table-cell office:value-type="float" office:value="-0.38">
                <text:p>-0.38</text:p>
              </table:table-cell>
              <table:table-cell office:value-type="float" office:value="-43.50192">
                <text:p>-43.50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36.43">
                <text:p>-36.43</text:p>
              </table:table-cell>
              <table:table-cell office:value-type="float" office:value="-12.1433333333333">
                <text:p>-12.1433333333333</text:p>
              </table:table-cell>
              <table:table-cell office:value-type="float" office:value="-243.812072">
                <text:p>-243.8120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4.5">
                <text:p>34.5</text:p>
              </table:table-cell>
              <table:table-cell office:value-type="float" office:value="11.5">
                <text:p>11.5</text:p>
              </table:table-cell>
              <table:table-cell office:value-type="float" office:value="-888.26759">
                <text:p>-888.267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0.68">
                <text:p>20.68</text:p>
              </table:table-cell>
              <table:table-cell office:value-type="float" office:value="6.89333333333333">
                <text:p>6.89333333333333</text:p>
              </table:table-cell>
              <table:table-cell office:value-type="float" office:value="-999.684868">
                <text:p>-999.684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.56">
                <text:p>20.56</text:p>
              </table:table-cell>
              <table:table-cell office:value-type="float" office:value="6.85333333333333">
                <text:p>6.85333333333333</text:p>
              </table:table-cell>
              <table:table-cell office:value-type="float" office:value="-2688.12">
                <text:p>-2688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.28">
                <text:p>10.28</text:p>
              </table:table-cell>
              <table:table-cell office:value-type="float" office:value="3.42666666666667">
                <text:p>3.42666666666667</text:p>
              </table:table-cell>
              <table:table-cell office:value-type="float" office:value="-2634.65319">
                <text:p>-2634.65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9.31">
                <text:p>-19.31</text:p>
              </table:table-cell>
              <table:table-cell office:value-type="float" office:value="-6.43666666666667">
                <text:p>-6.43666666666667</text:p>
              </table:table-cell>
              <table:table-cell office:value-type="float" office:value="-55.165845">
                <text:p>-55.1658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.82">
                <text:p>15.82</text:p>
              </table:table-cell>
              <table:table-cell office:value-type="float" office:value="5.27333333333333">
                <text:p>5.27333333333333</text:p>
              </table:table-cell>
              <table:table-cell office:value-type="float" office:value="-2636.016066">
                <text:p>-2636.016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3.69">
                <text:p>-3.69</text:p>
              </table:table-cell>
              <table:table-cell office:value-type="float" office:value="-1.23">
                <text:p>-1.23</text:p>
              </table:table-cell>
              <table:table-cell office:value-type="float" office:value="-1233.814736">
                <text:p>-1233.814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1.22">
                <text:p>-11.22</text:p>
              </table:table-cell>
              <table:table-cell office:value-type="float" office:value="-3.74">
                <text:p>-3.74</text:p>
              </table:table-cell>
              <table:table-cell office:value-type="float" office:value="-120.888768">
                <text:p>-120.8887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.71">
                <text:p>-2.71</text:p>
              </table:table-cell>
              <table:table-cell office:value-type="float" office:value="-0.903333333333333">
                <text:p>-0.903333333333333</text:p>
              </table:table-cell>
              <table:table-cell office:value-type="float" office:value="-406.585344">
                <text:p>-406.585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.27">
                <text:p>4.27</text:p>
              </table:table-cell>
              <table:table-cell office:value-type="float" office:value="1.42333333333333">
                <text:p>1.42333333333333</text:p>
              </table:table-cell>
              <table:table-cell office:value-type="float" office:value="-246.587376">
                <text:p>-246.587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9">
                <text:p>0.59</text:p>
              </table:table-cell>
              <table:table-cell office:value-type="float" office:value="0.196666666666667">
                <text:p>0.196666666666667</text:p>
              </table:table-cell>
              <table:table-cell office:value-type="float" office:value="-1.5252">
                <text:p>-1.5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3.7">
                <text:p>23.7</text:p>
              </table:table-cell>
              <table:table-cell office:value-type="float" office:value="7.9">
                <text:p>7.9</text:p>
              </table:table-cell>
              <table:table-cell office:value-type="float" office:value="304.2622">
                <text:p>304.26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4.25">
                <text:p>-4.25</text:p>
              </table:table-cell>
              <table:table-cell office:value-type="float" office:value="-1.41666666666667">
                <text:p>-1.41666666666667</text:p>
              </table:table-cell>
              <table:table-cell office:value-type="float" office:value="1186.346">
                <text:p>1186.3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4.18">
                <text:p>-4.18</text:p>
              </table:table-cell>
              <table:table-cell office:value-type="float" office:value="-1.39333333333333">
                <text:p>-1.39333333333333</text:p>
              </table:table-cell>
              <table:table-cell office:value-type="float" office:value="5200.387818">
                <text:p>5200.387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.42">
                <text:p>13.42</text:p>
              </table:table-cell>
              <table:table-cell office:value-type="float" office:value="4.47333333333333">
                <text:p>4.47333333333333</text:p>
              </table:table-cell>
              <table:table-cell office:value-type="float" office:value="1572.23187">
                <text:p>1572.231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74">
                <text:p>-1.74</text:p>
              </table:table-cell>
              <table:table-cell office:value-type="float" office:value="-0.58">
                <text:p>-0.58</text:p>
              </table:table-cell>
              <table:table-cell office:value-type="float" office:value="6861.89763">
                <text:p>6861.897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.09">
                <text:p>7.09</text:p>
              </table:table-cell>
              <table:table-cell office:value-type="float" office:value="2.36333333333333">
                <text:p>2.36333333333333</text:p>
              </table:table-cell>
              <table:table-cell office:value-type="float" office:value="3146.436">
                <text:p>3146.4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4.21">
                <text:p>14.21</text:p>
              </table:table-cell>
              <table:table-cell office:value-type="float" office:value="4.73666666666667">
                <text:p>4.73666666666667</text:p>
              </table:table-cell>
              <table:table-cell office:value-type="float" office:value="363.610975">
                <text:p>363.610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9.9">
                <text:p>-9.9</text:p>
              </table:table-cell>
              <table:table-cell office:value-type="float" office:value="-3.3">
                <text:p>-3.3</text:p>
              </table:table-cell>
              <table:table-cell office:value-type="float" office:value="1187.793288">
                <text:p>1187.7932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34.7">
                <text:p>-34.7</text:p>
              </table:table-cell>
              <table:table-cell office:value-type="float" office:value="-11.5666666666667">
                <text:p>-11.5666666666667</text:p>
              </table:table-cell>
              <table:table-cell office:value-type="float" office:value="277.74846">
                <text:p>277.74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36.47">
                <text:p>-36.47</text:p>
              </table:table-cell>
              <table:table-cell office:value-type="float" office:value="-12.1566666666667">
                <text:p>-12.1566666666667</text:p>
              </table:table-cell>
              <table:table-cell office:value-type="float" office:value="-359.562225">
                <text:p>-359.5622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2.13">
                <text:p>32.13</text:p>
              </table:table-cell>
              <table:table-cell office:value-type="float" office:value="10.71">
                <text:p>10.71</text:p>
              </table:table-cell>
              <table:table-cell office:value-type="float" office:value="-3903.53148">
                <text:p>-3903.53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4.86">
                <text:p>14.86</text:p>
              </table:table-cell>
              <table:table-cell office:value-type="float" office:value="4.95333333333333">
                <text:p>4.95333333333333</text:p>
              </table:table-cell>
              <table:table-cell office:value-type="float" office:value="-111.777792">
                <text:p>-111.777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1.32">
                <text:p>11.32</text:p>
              </table:table-cell>
              <table:table-cell office:value-type="float" office:value="3.77333333333333">
                <text:p>3.77333333333333</text:p>
              </table:table-cell>
              <table:table-cell office:value-type="float" office:value="-142.56081">
                <text:p>-142.560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9.92">
                <text:p>19.92</text:p>
              </table:table-cell>
              <table:table-cell office:value-type="float" office:value="6.64">
                <text:p>6.64</text:p>
              </table:table-cell>
              <table:table-cell office:value-type="float" office:value="-11.42484">
                <text:p>-11.424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.95">
                <text:p>4.95</text:p>
              </table:table-cell>
              <table:table-cell office:value-type="float" office:value="1.65">
                <text:p>1.65</text:p>
              </table:table-cell>
              <table:table-cell office:value-type="float" office:value="-0.270655">
                <text:p>-0.2706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5.43">
                <text:p>-15.43</text:p>
              </table:table-cell>
              <table:table-cell office:value-type="float" office:value="-5.14333333333333">
                <text:p>-5.14333333333333</text:p>
              </table:table-cell>
              <table:table-cell office:value-type="float" office:value="-10.609137">
                <text:p>-10.6091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.33">
                <text:p>-3.33</text:p>
              </table:table-cell>
              <table:table-cell office:value-type="float" office:value="-1.11">
                <text:p>-1.11</text:p>
              </table:table-cell>
              <table:table-cell office:value-type="float" office:value="-19.8744">
                <text:p>-19.87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.23">
                <text:p>3.23</text:p>
              </table:table-cell>
              <table:table-cell office:value-type="float" office:value="1.07666666666667">
                <text:p>1.07666666666667</text:p>
              </table:table-cell>
              <table:table-cell office:value-type="float" office:value="0.4194">
                <text:p>0.4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.29">
                <text:p>-1.29</text:p>
              </table:table-cell>
              <table:table-cell office:value-type="float" office:value="-0.43">
                <text:p>-0.43</text:p>
              </table:table-cell>
              <table:table-cell office:value-type="float" office:value="1.54512">
                <text:p>1.54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8">
                <text:p>3.8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0.148608">
                <text:p>0.148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16">
                <text:p>2.16</text:p>
              </table:table-cell>
              <table:table-cell office:value-type="float" office:value="0.72">
                <text:p>0.72</text:p>
              </table:table-cell>
              <table:table-cell office:value-type="float" office:value="-1.035776">
                <text:p>-1.0357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19">
                <text:p>2.19</text:p>
              </table:table-cell>
              <table:table-cell office:value-type="float" office:value="0.73">
                <text:p>0.73</text:p>
              </table:table-cell>
              <table:table-cell office:value-type="float" office:value="0.1677">
                <text:p>0.16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.07">
                <text:p>5.07</text:p>
              </table:table-cell>
              <table:table-cell office:value-type="float" office:value="1.69">
                <text:p>1.69</text:p>
              </table:table-cell>
              <table:table-cell office:value-type="float" office:value="3.641244">
                <text:p>3.6412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.2">
                <text:p>5.2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2.155056">
                <text:p>2.1550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8">
                <text:p>-1.8</text:p>
              </table:table-cell>
              <table:table-cell office:value-type="float" office:value="-0.6">
                <text:p>-0.6</text:p>
              </table:table-cell>
              <table:table-cell office:value-type="float" office:value="-3.8313">
                <text:p>-3.8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39">
                <text:p>2.39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-0.2072">
                <text:p>-0.20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0500000000000003">
                <text:p>-0.0500000000000003</text:p>
              </table:table-cell>
              <table:table-cell office:value-type="float" office:value="-0.0166666666666667">
                <text:p>-0.0166666666666667</text:p>
              </table:table-cell>
              <table:table-cell office:value-type="float" office:value="-1.094796">
                <text:p>-1.0947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36">
                <text:p>1.36</text:p>
              </table:table-cell>
              <table:table-cell office:value-type="float" office:value="0.453333333333333">
                <text:p>0.453333333333333</text:p>
              </table:table-cell>
              <table:table-cell office:value-type="float" office:value="0.01995">
                <text:p>0.019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55">
                <text:p>-0.55</text:p>
              </table:table-cell>
              <table:table-cell office:value-type="float" office:value="-0.183333333333333">
                <text:p>-0.183333333333333</text:p>
              </table:table-cell>
              <table:table-cell office:value-type="float" office:value="0.588816">
                <text:p>0.5888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.68">
                <text:p>11.68</text:p>
              </table:table-cell>
              <table:table-cell office:value-type="float" office:value="3.89333333333333">
                <text:p>3.89333333333333</text:p>
              </table:table-cell>
              <table:table-cell office:value-type="float" office:value="-41.588568">
                <text:p>-41.588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91.33">
                <text:p>191.33</text:p>
              </table:table-cell>
              <table:table-cell office:value-type="float" office:value="63.7766666666667">
                <text:p>63.7766666666667</text:p>
              </table:table-cell>
              <table:table-cell office:value-type="float" office:value="-904.53204">
                <text:p>-904.53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0.23">
                <text:p>30.23</text:p>
              </table:table-cell>
              <table:table-cell office:value-type="float" office:value="10.0766666666667">
                <text:p>10.0766666666667</text:p>
              </table:table-cell>
              <table:table-cell office:value-type="float" office:value="-1465.839375">
                <text:p>-1465.839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.58">
                <text:p>10.58</text:p>
              </table:table-cell>
              <table:table-cell office:value-type="float" office:value="3.52666666666667">
                <text:p>3.52666666666667</text:p>
              </table:table-cell>
              <table:table-cell office:value-type="float" office:value="-23.017644">
                <text:p>-23.0176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4.16">
                <text:p>44.16</text:p>
              </table:table-cell>
              <table:table-cell office:value-type="float" office:value="14.72">
                <text:p>14.72</text:p>
              </table:table-cell>
              <table:table-cell office:value-type="float" office:value="-31.659984">
                <text:p>-31.6599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9.55">
                <text:p>79.55</text:p>
              </table:table-cell>
              <table:table-cell office:value-type="float" office:value="26.5166666666667">
                <text:p>26.5166666666667</text:p>
              </table:table-cell>
              <table:table-cell office:value-type="float" office:value="255.641472">
                <text:p>255.6414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6.85">
                <text:p>36.85</text:p>
              </table:table-cell>
              <table:table-cell office:value-type="float" office:value="12.2833333333333">
                <text:p>12.2833333333333</text:p>
              </table:table-cell>
              <table:table-cell office:value-type="float" office:value="24.486">
                <text:p>24.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.35">
                <text:p>2.35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0.167132">
                <text:p>0.167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.39">
                <text:p>2.39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0.349569">
                <text:p>0.3495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.72">
                <text:p>2.72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472374">
                <text:p>0.4723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.63">
                <text:p>2.63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297616">
                <text:p>0.2976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.31">
                <text:p>2.31</text:p>
              </table:table-cell>
              <table:table-cell office:value-type="float" office:value="0.77">
                <text:p>0.77</text:p>
              </table:table-cell>
              <table:table-cell office:value-type="float" office:value="0.402864">
                <text:p>0.4028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.71">
                <text:p>3.71</text:p>
              </table:table-cell>
              <table:table-cell office:value-type="float" office:value="1.23666666666667">
                <text:p>1.23666666666667</text:p>
              </table:table-cell>
              <table:table-cell office:value-type="float" office:value="1.427736">
                <text:p>1.4277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.53">
                <text:p>2.53</text:p>
              </table:table-cell>
              <table:table-cell office:value-type="float" office:value="0.843333333333333">
                <text:p>0.843333333333333</text:p>
              </table:table-cell>
              <table:table-cell office:value-type="float" office:value="0.47376">
                <text:p>0.473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.27">
                <text:p>3.27</text:p>
              </table:table-cell>
              <table:table-cell office:value-type="float" office:value="1.09">
                <text:p>1.09</text:p>
              </table:table-cell>
              <table:table-cell office:value-type="float" office:value="1.19448">
                <text:p>1.194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.46">
                <text:p>2.46</text:p>
              </table:table-cell>
              <table:table-cell office:value-type="float" office:value="0.82">
                <text:p>0.82</text:p>
              </table:table-cell>
              <table:table-cell office:value-type="float" office:value="0.4536">
                <text:p>0.4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.5">
                <text:p>2.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361152">
                <text:p>0.3611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.23">
                <text:p>3.23</text:p>
              </table:table-cell>
              <table:table-cell office:value-type="float" office:value="1.07666666666667">
                <text:p>1.07666666666667</text:p>
              </table:table-cell>
              <table:table-cell office:value-type="float" office:value="1.213632">
                <text:p>1.213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.56">
                <text:p>2.56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0.35672">
                <text:p>0.356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.09">
                <text:p>1.09</text:p>
              </table:table-cell>
              <table:table-cell office:value-type="float" office:value="0.363333333333333">
                <text:p>0.363333333333333</text:p>
              </table:table-cell>
              <table:table-cell office:value-type="float" office:value="0.010395">
                <text:p>0.0103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.94">
                <text:p>1.94</text:p>
              </table:table-cell>
              <table:table-cell office:value-type="float" office:value="0.646666666666667">
                <text:p>0.646666666666667</text:p>
              </table:table-cell>
              <table:table-cell office:value-type="float" office:value="0.24115">
                <text:p>0.24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.06">
                <text:p>2.06</text:p>
              </table:table-cell>
              <table:table-cell office:value-type="float" office:value="0.686666666666667">
                <text:p>0.686666666666667</text:p>
              </table:table-cell>
              <table:table-cell office:value-type="float" office:value="0.12628">
                <text:p>0.126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.71">
                <text:p>3.71</text:p>
              </table:table-cell>
              <table:table-cell office:value-type="float" office:value="1.23666666666667">
                <text:p>1.23666666666667</text:p>
              </table:table-cell>
              <table:table-cell office:value-type="float" office:value="0.81634">
                <text:p>0.81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